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0.3165in"/>
    </style:style>
    <style:style style:name="co6" style:family="table-column">
      <style:table-column-properties fo:break-before="auto" style:column-width="1.1799in"/>
    </style:style>
    <style:style style:name="co7" style:family="table-column">
      <style:table-column-properties fo:break-before="auto" style:column-width="1.0701in"/>
    </style:style>
    <style:style style:name="co8" style:family="table-column">
      <style:table-column-properties fo:break-before="auto" style:column-width="1.5181in"/>
    </style:style>
    <style:style style:name="co9" style:family="table-column">
      <style:table-column-properties fo:break-before="auto" style:column-width="1.223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Raw Data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Hz</text:p>
          </table:table-cell>
          <table:table-cell office:value-type="string">
            <text:p>Workers</text:p>
          </table:table-cell>
          <table:table-cell office:value-type="string">
            <text:p>T_Vector</text:p>
          </table:table-cell>
          <table:table-cell office:value-type="string">
            <text:p>T_Iteration</text:p>
          </table:table-cell>
          <table:table-cell office:value-type="string">
            <text:p>T_Wait_For_Workers</text:p>
          </table:table-cell>
          <table:table-cell table:number-columns-repeated="4"/>
        </table:table-row>
        <table:table-row table:style-name="ro1">
          <table:table-cell office:value-type="string">
            <text:p>sl01</text:p>
          </table:table-cell>
          <table:table-cell/>
          <table:table-cell office:value-type="float" office:value="8">
            <text:p>8</text:p>
          </table:table-cell>
          <table:table-cell office:value-type="float" office:value="0.000510254">
            <text:p>0.000510254</text:p>
          </table:table-cell>
          <table:table-cell office:value-type="float" office:value="16.4744885">
            <text:p>16.4744885</text:p>
          </table:table-cell>
          <table:table-cell office:value-type="float" office:value="0.065897304">
            <text:p>0.065897304</text:p>
          </table:table-cell>
          <table:table-cell/>
          <table:table-cell office:value-type="float" office:value="800">
            <text:p>800</text:p>
          </table:table-cell>
          <table:table-cell table:formula="of:=LOG([.H3];10)" office:value-type="float" office:value="2.90308998699194">
            <text:p>2.903089987</text:p>
          </table:table-cell>
          <table:table-cell table:formula="of:=LOG([.E3];10)" office:value-type="float" office:value="1.21681193949816">
            <text:p>1.216811939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404659">
            <text:p>0.000404659</text:p>
          </table:table-cell>
          <table:table-cell office:value-type="float" office:value="12.6002355">
            <text:p>12.6002355</text:p>
          </table:table-cell>
          <table:table-cell office:value-type="float" office:value="0.05040022">
            <text:p>0.05040022</text:p>
          </table:table-cell>
          <table:table-cell/>
          <table:table-cell office:value-type="float" office:value="700">
            <text:p>700</text:p>
          </table:table-cell>
          <table:table-cell table:formula="of:=LOG([.H4];10)" office:value-type="float" office:value="2.84509804001426">
            <text:p>2.84509804</text:p>
          </table:table-cell>
          <table:table-cell table:formula="of:=LOG([.E4];10)" office:value-type="float" office:value="1.10037866221238">
            <text:p>1.100378662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293135">
            <text:p>0.000293135</text:p>
          </table:table-cell>
          <table:table-cell office:value-type="float" office:value="9.2058855">
            <text:p>9.2058855</text:p>
          </table:table-cell>
          <table:table-cell office:value-type="float" office:value="0.03682284">
            <text:p>0.03682284</text:p>
          </table:table-cell>
          <table:table-cell/>
          <table:table-cell office:value-type="float" office:value="600">
            <text:p>600</text:p>
          </table:table-cell>
          <table:table-cell table:formula="of:=LOG([.H5];10)" office:value-type="float" office:value="2.77815125038364">
            <text:p>2.7781512504</text:p>
          </table:table-cell>
          <table:table-cell table:formula="of:=LOG([.E5];10)" office:value-type="float" office:value="0.964065568969055">
            <text:p>0.964065569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1905">
            <text:p>0.0001905</text:p>
          </table:table-cell>
          <table:table-cell office:value-type="float" office:value="6.338056">
            <text:p>6.338056</text:p>
          </table:table-cell>
          <table:table-cell office:value-type="float" office:value="0.025351468">
            <text:p>0.025351468</text:p>
          </table:table-cell>
          <table:table-cell/>
          <table:table-cell office:value-type="float" office:value="500">
            <text:p>500</text:p>
          </table:table-cell>
          <table:table-cell table:formula="of:=LOG([.H6];10)" office:value-type="float" office:value="2.69897000433602">
            <text:p>2.6989700043</text:p>
          </table:table-cell>
          <table:table-cell table:formula="of:=LOG([.E6];10)" office:value-type="float" office:value="0.801956072087406">
            <text:p>0.801956072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122629">
            <text:p>0.000122629</text:p>
          </table:table-cell>
          <table:table-cell office:value-type="float" office:value="4.090729">
            <text:p>4.090729</text:p>
          </table:table-cell>
          <table:table-cell office:value-type="float" office:value="0.016362316">
            <text:p>0.016362316</text:p>
          </table:table-cell>
          <table:table-cell/>
          <table:table-cell office:value-type="float" office:value="400">
            <text:p>400</text:p>
          </table:table-cell>
          <table:table-cell table:formula="of:=LOG([.H7];10)" office:value-type="float" office:value="2.60205999132796">
            <text:p>2.6020599913</text:p>
          </table:table-cell>
          <table:table-cell table:formula="of:=LOG([.E7];10)" office:value-type="float" office:value="0.611800709588092">
            <text:p>0.6118007096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89214">
            <text:p>0.000089214</text:p>
          </table:table-cell>
          <table:table-cell office:value-type="float" office:value="2.320294">
            <text:p>2.320294</text:p>
          </table:table-cell>
          <table:table-cell office:value-type="float" office:value="0.009280324">
            <text:p>0.009280324</text:p>
          </table:table-cell>
          <table:table-cell/>
          <table:table-cell office:value-type="float" office:value="300">
            <text:p>300</text:p>
          </table:table-cell>
          <table:table-cell table:formula="of:=LOG([.H8];10)" office:value-type="float" office:value="2.47712125471966">
            <text:p>2.4771212547</text:p>
          </table:table-cell>
          <table:table-cell table:formula="of:=LOG([.E8];10)" office:value-type="float" office:value="0.365543016997852">
            <text:p>0.365543017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5652">
            <text:p>0.00005652</text:p>
          </table:table-cell>
          <table:table-cell office:value-type="float" office:value="0.956289">
            <text:p>0.956289</text:p>
          </table:table-cell>
          <table:table-cell office:value-type="float" office:value="0.00382468">
            <text:p>0.00382468</text:p>
          </table:table-cell>
          <table:table-cell/>
          <table:table-cell office:value-type="float" office:value="200">
            <text:p>200</text:p>
          </table:table-cell>
          <table:table-cell table:formula="of:=LOG([.H9];10)" office:value-type="float" office:value="2.30102999566398">
            <text:p>2.3010299957</text:p>
          </table:table-cell>
          <table:table-cell table:formula="of:=LOG([.E9];10)" office:value-type="float" office:value="-0.0194108397971111">
            <text:p>-0.0194108398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29921">
            <text:p>0.000029921</text:p>
          </table:table-cell>
          <table:table-cell office:value-type="float" office:value="0.238274">
            <text:p>0.238274</text:p>
          </table:table-cell>
          <table:table-cell office:value-type="float" office:value="0.000952642">
            <text:p>0.000952642</text:p>
          </table:table-cell>
          <table:table-cell/>
          <table:table-cell office:value-type="float" office:value="100">
            <text:p>100</text:p>
          </table:table-cell>
          <table:table-cell table:formula="of:=LOG([.H10];10)" office:value-type="float" office:value="2">
            <text:p>2</text:p>
          </table:table-cell>
          <table:table-cell table:formula="of:=LOG([.E10];10)" office:value-type="float" office:value="-0.622923344445692">
            <text:p>-0.6229233444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27795">
            <text:p>0.000027795</text:p>
          </table:table-cell>
          <table:table-cell office:value-type="float" office:value="0.195915">
            <text:p>0.195915</text:p>
          </table:table-cell>
          <table:table-cell office:value-type="float" office:value="0.000783222">
            <text:p>0.000783222</text:p>
          </table:table-cell>
          <table:table-cell/>
          <table:table-cell office:value-type="float" office:value="90">
            <text:p>90</text:p>
          </table:table-cell>
          <table:table-cell table:formula="of:=LOG([.H11];10)" office:value-type="float" office:value="1.95424250943932">
            <text:p>1.9542425094</text:p>
          </table:table-cell>
          <table:table-cell table:formula="of:=LOG([.E11];10)" office:value-type="float" office:value="-0.707932311489501">
            <text:p>-0.707932311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25207">
            <text:p>0.000025207</text:p>
          </table:table-cell>
          <table:table-cell office:value-type="float" office:value="0.153538">
            <text:p>0.153538</text:p>
          </table:table-cell>
          <table:table-cell office:value-type="float" office:value="0.00061378">
            <text:p>0.00061378</text:p>
          </table:table-cell>
          <table:table-cell/>
          <table:table-cell office:value-type="float" office:value="80">
            <text:p>80</text:p>
          </table:table-cell>
          <table:table-cell table:formula="of:=LOG([.H12];10)" office:value-type="float" office:value="1.90308998699194">
            <text:p>1.903089987</text:p>
          </table:table-cell>
          <table:table-cell table:formula="of:=LOG([.E12];10)" office:value-type="float" office:value="-0.813784120851881">
            <text:p>-0.8137841209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2327">
            <text:p>0.00002327</text:p>
          </table:table-cell>
          <table:table-cell office:value-type="float" office:value="0.1266135">
            <text:p>0.1266135</text:p>
          </table:table-cell>
          <table:table-cell office:value-type="float" office:value="0.000505988">
            <text:p>0.000505988</text:p>
          </table:table-cell>
          <table:table-cell/>
          <table:table-cell office:value-type="float" office:value="70">
            <text:p>70</text:p>
          </table:table-cell>
          <table:table-cell table:formula="of:=LOG([.H13];10)" office:value-type="float" office:value="1.84509804001426">
            <text:p>1.84509804</text:p>
          </table:table-cell>
          <table:table-cell table:formula="of:=LOG([.E13];10)" office:value-type="float" office:value="-0.897519985764726">
            <text:p>-0.8975199858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1965">
            <text:p>0.00001965</text:p>
          </table:table-cell>
          <table:table-cell office:value-type="float" office:value="0.117866">
            <text:p>0.117866</text:p>
          </table:table-cell>
          <table:table-cell office:value-type="float" office:value="0.000471042">
            <text:p>0.000471042</text:p>
          </table:table-cell>
          <table:table-cell/>
          <table:table-cell office:value-type="float" office:value="60">
            <text:p>60</text:p>
          </table:table-cell>
          <table:table-cell table:formula="of:=LOG([.H14];10)" office:value-type="float" office:value="1.77815125038364">
            <text:p>1.7781512504</text:p>
          </table:table-cell>
          <table:table-cell table:formula="of:=LOG([.E14];10)" office:value-type="float" office:value="-0.928611454802327">
            <text:p>-0.9286114548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17356">
            <text:p>0.000017356</text:p>
          </table:table-cell>
          <table:table-cell office:value-type="float" office:value="0.1048005">
            <text:p>0.1048005</text:p>
          </table:table-cell>
          <table:table-cell office:value-type="float" office:value="0.000418772">
            <text:p>0.000418772</text:p>
          </table:table-cell>
          <table:table-cell/>
          <table:table-cell office:value-type="float" office:value="50">
            <text:p>50</text:p>
          </table:table-cell>
          <table:table-cell table:formula="of:=LOG([.H15];10)" office:value-type="float" office:value="1.69897000433602">
            <text:p>1.6989700043</text:p>
          </table:table-cell>
          <table:table-cell table:formula="of:=LOG([.E15];10)" office:value-type="float" office:value="-0.979636645341577">
            <text:p>-0.9796366453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13679">
            <text:p>0.000013679</text:p>
          </table:table-cell>
          <table:table-cell office:value-type="float" office:value="0.104678">
            <text:p>0.104678</text:p>
          </table:table-cell>
          <table:table-cell office:value-type="float" office:value="0.000418286">
            <text:p>0.000418286</text:p>
          </table:table-cell>
          <table:table-cell/>
          <table:table-cell office:value-type="float" office:value="40">
            <text:p>40</text:p>
          </table:table-cell>
          <table:table-cell table:formula="of:=LOG([.H16];10)" office:value-type="float" office:value="1.60205999132796">
            <text:p>1.6020599913</text:p>
          </table:table-cell>
          <table:table-cell table:formula="of:=LOG([.E16];10)" office:value-type="float" office:value="-0.980144583675082">
            <text:p>-0.9801445837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10525">
            <text:p>0.000010525</text:p>
          </table:table-cell>
          <table:table-cell office:value-type="float" office:value="0.092271">
            <text:p>0.092271</text:p>
          </table:table-cell>
          <table:table-cell office:value-type="float" office:value="0.000368646">
            <text:p>0.000368646</text:p>
          </table:table-cell>
          <table:table-cell/>
          <table:table-cell office:value-type="float" office:value="30">
            <text:p>30</text:p>
          </table:table-cell>
          <table:table-cell table:formula="of:=LOG([.H17];10)" office:value-type="float" office:value="1.47712125471966">
            <text:p>1.4771212547</text:p>
          </table:table-cell>
          <table:table-cell table:formula="of:=LOG([.E17];10)" office:value-type="float" office:value="-1.03493477263548">
            <text:p>-1.0349347726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08263">
            <text:p>0.000008263</text:p>
          </table:table-cell>
          <table:table-cell office:value-type="float" office:value="0.1083005">
            <text:p>0.1083005</text:p>
          </table:table-cell>
          <table:table-cell office:value-type="float" office:value="0.000432662">
            <text:p>0.000432662</text:p>
          </table:table-cell>
          <table:table-cell/>
          <table:table-cell office:value-type="float" office:value="20">
            <text:p>20</text:p>
          </table:table-cell>
          <table:table-cell table:formula="of:=LOG([.H18];10)" office:value-type="float" office:value="1.30102999566398">
            <text:p>1.3010299957</text:p>
          </table:table-cell>
          <table:table-cell table:formula="of:=LOG([.E18];10)" office:value-type="float" office:value="-0.965369538326298">
            <text:p>-0.9653695383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00004684">
            <text:p>0.000004684</text:p>
          </table:table-cell>
          <table:table-cell office:value-type="float" office:value="0.1179685">
            <text:p>0.1179685</text:p>
          </table:table-cell>
          <table:table-cell office:value-type="float" office:value="0.000471438">
            <text:p>0.000471438</text:p>
          </table:table-cell>
          <table:table-cell/>
          <table:table-cell office:value-type="float" office:value="10">
            <text:p>10</text:p>
          </table:table-cell>
          <table:table-cell table:formula="of:=LOG([.H19];10)" office:value-type="float" office:value="1">
            <text:p>1</text:p>
          </table:table-cell>
          <table:table-cell table:formula="of:=LOG([.E19];10)" office:value-type="float" office:value="-0.928233942714841">
            <text:p>-0.928233942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19184">
            <text:p>0.00019184</text:p>
          </table:table-cell>
          <table:table-cell office:value-type="float" office:value="38.4180205">
            <text:p>38.4180205</text:p>
          </table:table-cell>
          <table:table-cell office:value-type="float" office:value="0.153671722">
            <text:p>0.153671722</text:p>
          </table:table-cell>
          <table:table-cell/>
          <table:table-cell office:value-type="float" office:value="800">
            <text:p>800</text:p>
          </table:table-cell>
          <table:table-cell table:formula="of:=LOG([.H22];10)" office:value-type="float" office:value="2.90308998699194">
            <text:p>2.903089987</text:p>
          </table:table-cell>
          <table:table-cell table:formula="of:=LOG([.E22];10)" office:value-type="float" office:value="1.58453498394904">
            <text:p>1.584534983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171382">
            <text:p>0.000171382</text:p>
          </table:table-cell>
          <table:table-cell office:value-type="float" office:value="30.047222">
            <text:p>30.047222</text:p>
          </table:table-cell>
          <table:table-cell office:value-type="float" office:value="0.120188432">
            <text:p>0.120188432</text:p>
          </table:table-cell>
          <table:table-cell/>
          <table:table-cell office:value-type="float" office:value="700">
            <text:p>700</text:p>
          </table:table-cell>
          <table:table-cell table:formula="of:=LOG([.H23];10)" office:value-type="float" office:value="2.84509804001426">
            <text:p>2.84509804</text:p>
          </table:table-cell>
          <table:table-cell table:formula="of:=LOG([.E23];10)" office:value-type="float" office:value="1.47780432572842">
            <text:p>1.477804325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142957">
            <text:p>0.000142957</text:p>
          </table:table-cell>
          <table:table-cell office:value-type="float" office:value="21.480246">
            <text:p>21.480246</text:p>
          </table:table-cell>
          <table:table-cell office:value-type="string">
            <text:p>0.085920662s</text:p>
          </table:table-cell>
          <table:table-cell/>
          <table:table-cell office:value-type="float" office:value="600">
            <text:p>600</text:p>
          </table:table-cell>
          <table:table-cell table:formula="of:=LOG([.H24];10)" office:value-type="float" office:value="2.77815125038364">
            <text:p>2.7781512504</text:p>
          </table:table-cell>
          <table:table-cell table:formula="of:=LOG([.E24];10)" office:value-type="float" office:value="1.33203925076266">
            <text:p>1.332039250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121696">
            <text:p>0.000121696</text:p>
          </table:table-cell>
          <table:table-cell office:value-type="float" office:value="15.2480625">
            <text:p>15.2480625</text:p>
          </table:table-cell>
          <table:table-cell office:value-type="float" office:value="0.000065878">
            <text:p>0.000065878</text:p>
          </table:table-cell>
          <table:table-cell/>
          <table:table-cell office:value-type="float" office:value="500">
            <text:p>500</text:p>
          </table:table-cell>
          <table:table-cell table:formula="of:=LOG([.H25];10)" office:value-type="float" office:value="2.69897000433602">
            <text:p>2.6989700043</text:p>
          </table:table-cell>
          <table:table-cell table:formula="of:=LOG([.E25];10)" office:value-type="float" office:value="1.18321466341948">
            <text:p>1.183214663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101432">
            <text:p>0.000101432</text:p>
          </table:table-cell>
          <table:table-cell office:value-type="float" office:value="10.175903">
            <text:p>10.175903</text:p>
          </table:table-cell>
          <table:table-cell office:value-type="float" office:value="0.040703248">
            <text:p>0.040703248</text:p>
          </table:table-cell>
          <table:table-cell/>
          <table:table-cell office:value-type="float" office:value="400">
            <text:p>400</text:p>
          </table:table-cell>
          <table:table-cell table:formula="of:=LOG([.H26];10)" office:value-type="float" office:value="2.60205999132796">
            <text:p>2.6020599913</text:p>
          </table:table-cell>
          <table:table-cell table:formula="of:=LOG([.E26];10)" office:value-type="float" office:value="1.00757295848854">
            <text:p>1.007572958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74439">
            <text:p>0.000074439</text:p>
          </table:table-cell>
          <table:table-cell office:value-type="float" office:value="5.610871">
            <text:p>5.610871</text:p>
          </table:table-cell>
          <table:table-cell office:value-type="float" office:value="0.022443242">
            <text:p>0.022443242</text:p>
          </table:table-cell>
          <table:table-cell/>
          <table:table-cell office:value-type="float" office:value="300">
            <text:p>300</text:p>
          </table:table-cell>
          <table:table-cell table:formula="of:=LOG([.H27];10)" office:value-type="float" office:value="2.47712125471966">
            <text:p>2.4771212547</text:p>
          </table:table-cell>
          <table:table-cell table:formula="of:=LOG([.E27];10)" office:value-type="float" office:value="0.749030283917824">
            <text:p>0.749030283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48838">
            <text:p>0.000048838</text:p>
          </table:table-cell>
          <table:table-cell office:value-type="float" office:value="2.4641225">
            <text:p>2.4641225</text:p>
          </table:table-cell>
          <table:table-cell office:value-type="float" office:value="0.009856178">
            <text:p>0.009856178</text:p>
          </table:table-cell>
          <table:table-cell/>
          <table:table-cell office:value-type="float" office:value="200">
            <text:p>200</text:p>
          </table:table-cell>
          <table:table-cell table:formula="of:=LOG([.H28];10)" office:value-type="float" office:value="2.30102999566398">
            <text:p>2.3010299957</text:p>
          </table:table-cell>
          <table:table-cell table:formula="of:=LOG([.E28];10)" office:value-type="float" office:value="0.39166229430067">
            <text:p>0.391662294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26114">
            <text:p>0.000026114</text:p>
          </table:table-cell>
          <table:table-cell office:value-type="float" office:value="0.671787">
            <text:p>0.671787</text:p>
          </table:table-cell>
          <table:table-cell office:value-type="float" office:value="0.002686618">
            <text:p>0.002686618</text:p>
          </table:table-cell>
          <table:table-cell/>
          <table:table-cell office:value-type="float" office:value="100">
            <text:p>100</text:p>
          </table:table-cell>
          <table:table-cell table:formula="of:=LOG([.H29];10)" office:value-type="float" office:value="2">
            <text:p>2</text:p>
          </table:table-cell>
          <table:table-cell table:formula="of:=LOG([.E29];10)" office:value-type="float" office:value="-0.172768404607024">
            <text:p>-0.172768404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23277">
            <text:p>0.000023277</text:p>
          </table:table-cell>
          <table:table-cell office:value-type="float" office:value="0.536433">
            <text:p>0.536433</text:p>
          </table:table-cell>
          <table:table-cell office:value-type="float" office:value="0.002145474">
            <text:p>0.002145474</text:p>
          </table:table-cell>
          <table:table-cell/>
          <table:table-cell office:value-type="float" office:value="90">
            <text:p>90</text:p>
          </table:table-cell>
          <table:table-cell table:formula="of:=LOG([.H30];10)" office:value-type="float" office:value="1.95424250943932">
            <text:p>1.9542425094</text:p>
          </table:table-cell>
          <table:table-cell table:formula="of:=LOG([.E30];10)" office:value-type="float" office:value="-0.270484513301669">
            <text:p>-0.270484513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19575">
            <text:p>0.000019575</text:p>
          </table:table-cell>
          <table:table-cell office:value-type="float" office:value="0.416065">
            <text:p>0.416065</text:p>
          </table:table-cell>
          <table:table-cell office:value-type="float" office:value="0.00166387">
            <text:p>0.00166387</text:p>
          </table:table-cell>
          <table:table-cell/>
          <table:table-cell office:value-type="float" office:value="80">
            <text:p>80</text:p>
          </table:table-cell>
          <table:table-cell table:formula="of:=LOG([.H31];10)" office:value-type="float" office:value="1.90308998699194">
            <text:p>1.903089987</text:p>
          </table:table-cell>
          <table:table-cell table:formula="of:=LOG([.E31];10)" office:value-type="float" office:value="-0.380838816161354">
            <text:p>-0.380838816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17785">
            <text:p>0.000017785</text:p>
          </table:table-cell>
          <table:table-cell office:value-type="float" office:value="0.328235">
            <text:p>0.328235</text:p>
          </table:table-cell>
          <table:table-cell office:value-type="float" office:value="0.00131269">
            <text:p>0.00131269</text:p>
          </table:table-cell>
          <table:table-cell/>
          <table:table-cell office:value-type="float" office:value="70">
            <text:p>70</text:p>
          </table:table-cell>
          <table:table-cell table:formula="of:=LOG([.H32];10)" office:value-type="float" office:value="1.84509804001426">
            <text:p>1.84509804</text:p>
          </table:table-cell>
          <table:table-cell table:formula="of:=LOG([.E32];10)" office:value-type="float" office:value="-0.483815111593631">
            <text:p>-0.483815111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15318">
            <text:p>0.000015318</text:p>
          </table:table-cell>
          <table:table-cell office:value-type="float" office:value="0.243891">
            <text:p>0.243891</text:p>
          </table:table-cell>
          <table:table-cell office:value-type="float" office:value="0.000975282">
            <text:p>0.000975282</text:p>
          </table:table-cell>
          <table:table-cell/>
          <table:table-cell office:value-type="float" office:value="60">
            <text:p>60</text:p>
          </table:table-cell>
          <table:table-cell table:formula="of:=LOG([.H33];10)" office:value-type="float" office:value="1.77815125038364">
            <text:p>1.7781512504</text:p>
          </table:table-cell>
          <table:table-cell table:formula="of:=LOG([.E33];10)" office:value-type="float" office:value="-0.612804225608591">
            <text:p>-0.612804225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12549">
            <text:p>0.000012549</text:p>
          </table:table-cell>
          <table:table-cell office:value-type="float" office:value="0.17563">
            <text:p>0.17563</text:p>
          </table:table-cell>
          <table:table-cell office:value-type="float" office:value="0.000702246">
            <text:p>0.000702246</text:p>
          </table:table-cell>
          <table:table-cell/>
          <table:table-cell office:value-type="float" office:value="50">
            <text:p>50</text:p>
          </table:table-cell>
          <table:table-cell table:formula="of:=LOG([.H34];10)" office:value-type="float" office:value="1.69897000433602">
            <text:p>1.6989700043</text:p>
          </table:table-cell>
          <table:table-cell table:formula="of:=LOG([.E34];10)" office:value-type="float" office:value="-0.755401298671133">
            <text:p>-0.755401298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09885">
            <text:p>0.000009885</text:p>
          </table:table-cell>
          <table:table-cell office:value-type="float" office:value="0.1270045">
            <text:p>0.1270045</text:p>
          </table:table-cell>
          <table:table-cell office:value-type="float" office:value="0.000507672">
            <text:p>0.000507672</text:p>
          </table:table-cell>
          <table:table-cell/>
          <table:table-cell office:value-type="float" office:value="40">
            <text:p>40</text:p>
          </table:table-cell>
          <table:table-cell table:formula="of:=LOG([.H35];10)" office:value-type="float" office:value="1.60205999132796">
            <text:p>1.6020599913</text:p>
          </table:table-cell>
          <table:table-cell table:formula="of:=LOG([.E35];10)" office:value-type="float" office:value="-0.896180890929512">
            <text:p>-0.896180890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07669">
            <text:p>0.000007669</text:p>
          </table:table-cell>
          <table:table-cell office:value-type="float" office:value="0.0785255">
            <text:p>0.0785255</text:p>
          </table:table-cell>
          <table:table-cell office:value-type="float" office:value="0.000313854">
            <text:p>0.000313854</text:p>
          </table:table-cell>
          <table:table-cell/>
          <table:table-cell office:value-type="float" office:value="30">
            <text:p>30</text:p>
          </table:table-cell>
          <table:table-cell table:formula="of:=LOG([.H36];10)" office:value-type="float" office:value="1.47712125471966">
            <text:p>1.4771212547</text:p>
          </table:table-cell>
          <table:table-cell table:formula="of:=LOG([.E36];10)" office:value-type="float" office:value="-1.10498928961205">
            <text:p>-1.104989289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05517">
            <text:p>0.000005517</text:p>
          </table:table-cell>
          <table:table-cell office:value-type="float" office:value="0.040459">
            <text:p>0.040459</text:p>
          </table:table-cell>
          <table:table-cell office:value-type="float" office:value="0.000161674">
            <text:p>0.000161674</text:p>
          </table:table-cell>
          <table:table-cell/>
          <table:table-cell office:value-type="float" office:value="20">
            <text:p>20</text:p>
          </table:table-cell>
          <table:table-cell table:formula="of:=LOG([.H37];10)" office:value-type="float" office:value="1.30102999566398">
            <text:p>1.3010299957</text:p>
          </table:table-cell>
          <table:table-cell table:formula="of:=LOG([.E37];10)" office:value-type="float" office:value="-1.39298485561981">
            <text:p>-1.392984855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000005517">
            <text:p>0.000005517</text:p>
          </table:table-cell>
          <table:table-cell office:value-type="float" office:value="0.040459">
            <text:p>0.040459</text:p>
          </table:table-cell>
          <table:table-cell office:value-type="float" office:value="0.000161674">
            <text:p>0.000161674</text:p>
          </table:table-cell>
          <table:table-cell/>
          <table:table-cell office:value-type="float" office:value="10">
            <text:p>10</text:p>
          </table:table-cell>
          <table:table-cell table:formula="of:=LOG([.H38];10)" office:value-type="float" office:value="1">
            <text:p>1</text:p>
          </table:table-cell>
          <table:table-cell table:formula="of:=LOG([.E38];10)" office:value-type="float" office:value="-1.39298485561981">
            <text:p>-1.3929848556</text:p>
          </table:table-cell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ummary" table:style-name="ta1" table:print="false">
        <table:table-column table:style-name="co1" table:default-cell-style-name="Default"/>
        <table:table-row table:style-name="ro1" table:number-rows-repeated="5">
          <table:table-cell/>
        </table:table-row>
        <table:table-row table:style-name="ro1">
          <table:table-cell>
            <draw:frame table:end-cell-address="Summary.K38" table:end-x="0.8563in" table:end-y="0.1264in" draw:z-index="0" draw:style-name="gr1" svg:width="9.1752in" svg:height="5.7634in" svg:x="0.5713in" svg:y="0.0307in">
              <draw:object draw:notify-on-update-of-ranges="'Raw Data'.J3:'Raw Data'.J19 'Raw Data'.H3:'Raw Data'.H19 'Raw Data'.C3:'Raw Data'.C3 'Raw Data'.E3:'Raw Data'.E19 'Raw Data'.H22:'Raw Data'.H38 'Raw Data'.C22:'Raw Data'.C22 'Raw Data'.E22:'Raw Data'.E3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PSim" table:style-name="ta1" table:print="false">
        <table:table-column table:style-name="co1" table:default-cell-style-name="Default"/>
        <table:table-column table:style-name="co1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Iterations = 500</text:p>
          </table:table-cell>
          <table:table-cell table:number-columns-repeated="6"/>
        </table:table-row>
        <table:table-row table:style-name="ro1">
          <table:table-cell office:value-type="string">
            <text:p>Reports = 100</text:p>
          </table:table-cell>
          <table:table-cell table:number-columns-repeated="5"/>
          <table:table-cell>
            <draw:frame table:end-cell-address="PSim.N22" table:end-x="0.3756in" table:end-y="0.1724in" draw:z-index="0" draw:style-name="gr1" svg:width="6.3in" svg:height="3.5425in" svg:x="0.2988in" svg:y="0.1724in">
              <draw:object draw:notify-on-update-of-ranges="PSim.B6:PSim.B22 PSim.A6:PSim.A6 PSim.D6:PSim.D22 PSim.A25:PSim.A25 PSim.D25:PSim.D41 PSim.B25:PSim.B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Worker</text:p>
          </table:table-cell>
          <table:table-cell office:value-type="string">
            <text:p>Particle</text:p>
          </table:table-cell>
          <table:table-cell office:value-type="string">
            <text:p>T_Vector</text:p>
          </table:table-cell>
          <table:table-cell office:value-type="string">
            <text:p>T_Iteration</text:p>
          </table:table-cell>
          <table:table-cell office:value-type="string">
            <text:p>T_Wait_For_Worker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0.000192752">
            <text:p>0.000192752</text:p>
          </table:table-cell>
          <table:table-cell office:value-type="float" office:value="15.4384706">
            <text:p>15.4384706</text:p>
          </table:table-cell>
          <table:table-cell office:value-type="float" office:value="0.154384408">
            <text:p>0.15438440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float" office:value="0.000166101">
            <text:p>0.000166101</text:p>
          </table:table-cell>
          <table:table-cell office:value-type="float" office:value="11.6431962">
            <text:p>11.6431962</text:p>
          </table:table-cell>
          <table:table-cell office:value-type="float" office:value="0.116431712">
            <text:p>0.11643171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0.000141628">
            <text:p>0.000141628</text:p>
          </table:table-cell>
          <table:table-cell office:value-type="float" office:value="8.5123026">
            <text:p>8.5123026</text:p>
          </table:table-cell>
          <table:table-cell office:value-type="float" office:value="0.085122748">
            <text:p>0.08512274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.000124804">
            <text:p>0.000124804</text:p>
          </table:table-cell>
          <table:table-cell office:value-type="float" office:value="6.2566276">
            <text:p>6.2566276</text:p>
          </table:table-cell>
          <table:table-cell office:value-type="float" office:value="0.06256589">
            <text:p>0.0625658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<text:s text:c="2"/></text:p>
          </table:table-cell>
          <table:table-cell office:value-type="float" office:value="3.9083174">
            <text:p>3.9083174</text:p>
          </table:table-cell>
          <table:table-cell office:value-type="float" office:value="0.039082954">
            <text:p>0.03908295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00007329">
            <text:p>0.00007329</text:p>
          </table:table-cell>
          <table:table-cell office:value-type="float" office:value="2.2115404">
            <text:p>2.2115404</text:p>
          </table:table-cell>
          <table:table-cell office:value-type="float" office:value="0.022115056">
            <text:p>0.02211505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.000048449">
            <text:p>0.000048449</text:p>
          </table:table-cell>
          <table:table-cell office:value-type="float" office:value="0.9806638">
            <text:p>0.9806638</text:p>
          </table:table-cell>
          <table:table-cell office:value-type="float" office:value="0.009806236">
            <text:p>0.00980623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0023728">
            <text:p>0.000023728</text:p>
          </table:table-cell>
          <table:table-cell office:value-type="float" office:value="0.2487684">
            <text:p>0.2487684</text:p>
          </table:table-cell>
          <table:table-cell office:value-type="float" office:value="0.002487306">
            <text:p>0.00248730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00002143">
            <text:p>0.00002143</text:p>
          </table:table-cell>
          <table:table-cell office:value-type="float" office:value="0.1989548">
            <text:p>0.1989548</text:p>
          </table:table-cell>
          <table:table-cell office:value-type="float" office:value="0.001989236">
            <text:p>0.00198923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0001909">
            <text:p>0.00001909</text:p>
          </table:table-cell>
          <table:table-cell office:value-type="float" office:value="0.1678208">
            <text:p>0.1678208</text:p>
          </table:table-cell>
          <table:table-cell office:value-type="float" office:value="0.001677776">
            <text:p>0.00167777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00016673">
            <text:p>0.000016673</text:p>
          </table:table-cell>
          <table:table-cell office:value-type="float" office:value="0.1363474">
            <text:p>0.1363474</text:p>
          </table:table-cell>
          <table:table-cell office:value-type="float" office:value="0.001363054">
            <text:p>0.00136305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00014315">
            <text:p>0.000014315</text:p>
          </table:table-cell>
          <table:table-cell office:value-type="float" office:value="0.0930484">
            <text:p>0.0930484</text:p>
          </table:table-cell>
          <table:table-cell office:value-type="float" office:value="0.000930138">
            <text:p>0.00093013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00012355">
            <text:p>0.000012355</text:p>
          </table:table-cell>
          <table:table-cell office:value-type="float" office:value="0.0747288">
            <text:p>0.0747288</text:p>
          </table:table-cell>
          <table:table-cell office:value-type="float" office:value="0.000746922">
            <text:p>0.00074692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0010226">
            <text:p>0.000010226</text:p>
          </table:table-cell>
          <table:table-cell office:value-type="float" office:value="0.0616946">
            <text:p>0.0616946</text:p>
          </table:table-cell>
          <table:table-cell office:value-type="float" office:value="0.000616578">
            <text:p>0.00061657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00007445">
            <text:p>0.000007445</text:p>
          </table:table-cell>
          <table:table-cell office:value-type="float" office:value="0.0340664">
            <text:p>0.0340664</text:p>
          </table:table-cell>
          <table:table-cell office:value-type="float" office:value="0.000340384">
            <text:p>0.00034038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00005401">
            <text:p>0.000005401</text:p>
          </table:table-cell>
          <table:table-cell office:value-type="float" office:value="0.0286012">
            <text:p>0.0286012</text:p>
          </table:table-cell>
          <table:table-cell office:value-type="float" office:value="0.000285682">
            <text:p>0.00028568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00002896">
            <text:p>0.000002896</text:p>
          </table:table-cell>
          <table:table-cell office:value-type="float" office:value="0.0156208">
            <text:p>0.0156208</text:p>
          </table:table-cell>
          <table:table-cell office:value-type="float" office:value="0.000155916">
            <text:p>0.00015591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0.000761656">
            <text:p>0.000761656</text:p>
          </table:table-cell>
          <table:table-cell office:value-type="float" office:value="6.8619584">
            <text:p>6.8619584</text:p>
          </table:table-cell>
          <table:table-cell office:value-type="float" office:value="0.068618924">
            <text:p>0.06861892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0">
            <text:p>700</text:p>
          </table:table-cell>
          <table:table-cell office:value-type="float" office:value="0.000531663">
            <text:p>0.000531663</text:p>
          </table:table-cell>
          <table:table-cell office:value-type="float" office:value="5.181022">
            <text:p>5.181022</text:p>
          </table:table-cell>
          <table:table-cell office:value-type="float" office:value="0.051809694">
            <text:p>0.05180969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600">
            <text:p>600</text:p>
          </table:table-cell>
          <table:table-cell office:value-type="float" office:value="0.000330823">
            <text:p>0.000330823</text:p>
          </table:table-cell>
          <table:table-cell office:value-type="float" office:value="3.8545922">
            <text:p>3.8545922</text:p>
          </table:table-cell>
          <table:table-cell office:value-type="float" office:value="0.038545306">
            <text:p>0.03854530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0.000213185">
            <text:p>0.000213185</text:p>
          </table:table-cell>
          <table:table-cell office:value-type="float" office:value="2.6609158">
            <text:p>2.6609158</text:p>
          </table:table-cell>
          <table:table-cell office:value-type="float" office:value="0.026608496">
            <text:p>0.02660849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0.000136713">
            <text:p>0.000136713</text:p>
          </table:table-cell>
          <table:table-cell office:value-type="float" office:value="1.6599856">
            <text:p>1.6599856</text:p>
          </table:table-cell>
          <table:table-cell office:value-type="float" office:value="0.01659935">
            <text:p>0.0165993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office:value-type="float" office:value="0.000089337">
            <text:p>0.000089337</text:p>
          </table:table-cell>
          <table:table-cell office:value-type="float" office:value="0.9041106">
            <text:p>0.9041106</text:p>
          </table:table-cell>
          <table:table-cell office:value-type="float" office:value="0.009040398">
            <text:p>0.00904039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0.00005906">
            <text:p>0.00005906</text:p>
          </table:table-cell>
          <table:table-cell office:value-type="float" office:value="0.3863258">
            <text:p>0.3863258</text:p>
          </table:table-cell>
          <table:table-cell office:value-type="float" office:value="0.003862736">
            <text:p>0.00386273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000030878">
            <text:p>0.000030878</text:p>
          </table:table-cell>
          <table:table-cell office:value-type="float" office:value="0.099102">
            <text:p>0.099102</text:p>
          </table:table-cell>
          <table:table-cell office:value-type="float" office:value="0.000990574">
            <text:p>0.00099057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0.000028564">
            <text:p>0.000028564</text:p>
          </table:table-cell>
          <table:table-cell office:value-type="float" office:value="0.079453">
            <text:p>0.079453</text:p>
          </table:table-cell>
          <table:table-cell office:value-type="float" office:value="0.000794074">
            <text:p>0.00079407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0.000026064">
            <text:p>0.000026064</text:p>
          </table:table-cell>
          <table:table-cell office:value-type="float" office:value="0.06617">
            <text:p>0.06617</text:p>
          </table:table-cell>
          <table:table-cell office:value-type="float" office:value="0.000661244">
            <text:p>0.00066124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0.000025055">
            <text:p>0.000025055</text:p>
          </table:table-cell>
          <table:table-cell office:value-type="float" office:value="0.062182">
            <text:p>0.062182</text:p>
          </table:table-cell>
          <table:table-cell office:value-type="float" office:value="0.000621262">
            <text:p>0.00062126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0.000022539">
            <text:p>0.000022539</text:p>
          </table:table-cell>
          <table:table-cell office:value-type="float" office:value="0.0623902">
            <text:p>0.0623902</text:p>
          </table:table-cell>
          <table:table-cell office:value-type="float" office:value="0.00062338">
            <text:p>0.0006233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0.000016769">
            <text:p>0.000016769</text:p>
          </table:table-cell>
          <table:table-cell office:value-type="float" office:value="0.0439238">
            <text:p>0.0439238</text:p>
          </table:table-cell>
          <table:table-cell office:value-type="float" office:value="0.000438752">
            <text:p>0.00043875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0.000014932">
            <text:p>0.000014932</text:p>
          </table:table-cell>
          <table:table-cell office:value-type="float" office:value="0.047668">
            <text:p>0.047668</text:p>
          </table:table-cell>
          <table:table-cell office:value-type="float" office:value="0.000476274">
            <text:p>0.00047627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0.000011401">
            <text:p>0.000011401</text:p>
          </table:table-cell>
          <table:table-cell office:value-type="float" office:value="0.0437282">
            <text:p>0.0437282</text:p>
          </table:table-cell>
          <table:table-cell office:value-type="float" office:value="0.000436706">
            <text:p>0.00043670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000008607">
            <text:p>0.000008607</text:p>
          </table:table-cell>
          <table:table-cell office:value-type="float" office:value="0.0625426">
            <text:p>0.0625426</text:p>
          </table:table-cell>
          <table:table-cell office:value-type="float" office:value="0.000624642">
            <text:p>0.00062464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000004519">
            <text:p>0.000004519</text:p>
          </table:table-cell>
          <table:table-cell office:value-type="float" office:value="0.0605124">
            <text:p>0.0605124</text:p>
          </table:table-cell>
          <table:table-cell office:value-type="float" office:value="0.000604544">
            <text:p>0.000604544</text:p>
          </table:table-cell>
          <table:table-cell table:number-columns-repeated="2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araffin" table:style-name="ta1" table:print="false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Newton 16</text:p>
          </table:table-cell>
          <table:table-cell office:value-type="float" office:value="800">
            <text:p>800</text:p>
          </table:table-cell>
          <table:table-cell office:value-type="float" office:value="0.000192085">
            <text:p>0.000192085</text:p>
          </table:table-cell>
          <table:table-cell office:value-type="float" office:value="0.018089029">
            <text:p>0.018089029</text:p>
          </table:table-cell>
          <table:table-cell office:value-type="float" office:value="0.000962606">
            <text:p>0.000962606</text:p>
          </table:table-cell>
          <table:table-cell office:value-type="float" office:value="9.539655">
            <text:p>9.539655</text:p>
          </table:table-cell>
          <table:table-cell/>
          <table:table-cell>
            <draw:frame table:end-cell-address="Paraffin.Q31" table:end-x="0.5051in" table:end-y="0.1772in" draw:z-index="0" draw:style-name="gr1" svg:width="8.4394in" svg:height="5.0945in" svg:x="0.0669in" svg:y="0.0421in">
              <draw:object draw:notify-on-update-of-ranges="Paraffin.B3:Paraffin.B18 Paraffin.A3:Paraffin.A3 Paraffin.F3:Paraffin.F18 Paraffin.A97:Paraffin.A97 Paraffin.F97:Paraffin.F113 Paraffin.B97:Paraffin.B113 Paraffin.A79:Paraffin.A79 Paraffin.F79:Paraffin.F95 Paraffin.B79:Paraffin.B95 Paraffin.B59:Paraffin.C75 Paraffin.A59:Paraffin.A59 Paraffin.F59:Paraffin.F75 Paraffin.B41:Paraffin.B57 Paraffin.A41:Paraffin.A41 Paraffin.F41:Paraffin.F57 Paraffin.B22:Paraffin.B38 Paraffin.A22:Paraffin.A22 Paraffin.F22:Paraffin.F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office:value-type="float" office:value="0.000165809">
            <text:p>0.000165809</text:p>
          </table:table-cell>
          <table:table-cell office:value-type="float" office:value="0.014896782">
            <text:p>0.014896782</text:p>
          </table:table-cell>
          <table:table-cell office:value-type="float" office:value="0.000986163">
            <text:p>0.000986163</text:p>
          </table:table-cell>
          <table:table-cell office:value-type="float" office:value="7.948168">
            <text:p>7.9481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0145692">
            <text:p>0.000145692</text:p>
          </table:table-cell>
          <table:table-cell office:value-type="float" office:value="0.013255269">
            <text:p>0.013255269</text:p>
          </table:table-cell>
          <table:table-cell office:value-type="float" office:value="0.000922692">
            <text:p>0.000922692</text:p>
          </table:table-cell>
          <table:table-cell office:value-type="float" office:value="7.098204">
            <text:p>7.0982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000120369">
            <text:p>0.000120369</text:p>
          </table:table-cell>
          <table:table-cell office:value-type="float" office:value="0.010651563">
            <text:p>0.010651563</text:p>
          </table:table-cell>
          <table:table-cell office:value-type="float" office:value="0.000859881">
            <text:p>0.000859881</text:p>
          </table:table-cell>
          <table:table-cell office:value-type="float" office:value="5.75954">
            <text:p>5.759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000092667">
            <text:p>0.000092667</text:p>
          </table:table-cell>
          <table:table-cell office:value-type="float" office:value="0.00839049">
            <text:p>0.00839049</text:p>
          </table:table-cell>
          <table:table-cell office:value-type="float" office:value="0.000793654">
            <text:p>0.000793654</text:p>
          </table:table-cell>
          <table:table-cell office:value-type="float" office:value="4.596879">
            <text:p>4.5968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000073264">
            <text:p>0.000073264</text:p>
          </table:table-cell>
          <table:table-cell office:value-type="float" office:value="0.0061323">
            <text:p>0.0061323</text:p>
          </table:table-cell>
          <table:table-cell office:value-type="float" office:value="0.000678304">
            <text:p>0.000678304</text:p>
          </table:table-cell>
          <table:table-cell office:value-type="float" office:value="3.408122">
            <text:p>3.408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.000049589">
            <text:p>0.000049589</text:p>
          </table:table-cell>
          <table:table-cell office:value-type="float" office:value="0.003764654">
            <text:p>0.003764654</text:p>
          </table:table-cell>
          <table:table-cell office:value-type="float" office:value="0.000529654">
            <text:p>0.000529654</text:p>
          </table:table-cell>
          <table:table-cell office:value-type="float" office:value="2.148487">
            <text:p>2.1484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000027441">
            <text:p>0.000027441</text:p>
          </table:table-cell>
          <table:table-cell office:value-type="float" office:value="0.001941218">
            <text:p>0.001941218</text:p>
          </table:table-cell>
          <table:table-cell office:value-type="float" office:value="0.000359806">
            <text:p>0.000359806</text:p>
          </table:table-cell>
          <table:table-cell office:value-type="float" office:value="1.152828">
            <text:p>1.1528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.000025982">
            <text:p>0.000025982</text:p>
          </table:table-cell>
          <table:table-cell office:value-type="float" office:value="0.001591149">
            <text:p>0.001591149</text:p>
          </table:table-cell>
          <table:table-cell office:value-type="float" office:value="0.000343451">
            <text:p>0.000343451</text:p>
          </table:table-cell>
          <table:table-cell office:value-type="float" office:value="0.970306">
            <text:p>0.9703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000026534">
            <text:p>0.000026534</text:p>
          </table:table-cell>
          <table:table-cell office:value-type="float" office:value="0.001631861">
            <text:p>0.001631861</text:p>
          </table:table-cell>
          <table:table-cell office:value-type="float" office:value="0.000365559">
            <text:p>0.000365559</text:p>
          </table:table-cell>
          <table:table-cell office:value-type="float" office:value="1.002324">
            <text:p>1.0023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000021979">
            <text:p>0.000021979</text:p>
          </table:table-cell>
          <table:table-cell office:value-type="float" office:value="0.001271625">
            <text:p>0.001271625</text:p>
          </table:table-cell>
          <table:table-cell office:value-type="float" office:value="0.000321361">
            <text:p>0.000321361</text:p>
          </table:table-cell>
          <table:table-cell office:value-type="float" office:value="0.797838">
            <text:p>0.7978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000019881">
            <text:p>0.000019881</text:p>
          </table:table-cell>
          <table:table-cell office:value-type="float" office:value="0.001019568">
            <text:p>0.001019568</text:p>
          </table:table-cell>
          <table:table-cell office:value-type="float" office:value="0.000309495">
            <text:p>0.000309495</text:p>
          </table:table-cell>
          <table:table-cell office:value-type="float" office:value="0.669011">
            <text:p>0.6690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000016603">
            <text:p>0.000016603</text:p>
          </table:table-cell>
          <table:table-cell office:value-type="float" office:value="0.00101933">
            <text:p>0.00101933</text:p>
          </table:table-cell>
          <table:table-cell office:value-type="float" office:value="0.000304342">
            <text:p>0.000304342</text:p>
          </table:table-cell>
          <table:table-cell office:value-type="float" office:value="0.666574">
            <text:p>0.6665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00013426">
            <text:p>0.000013426</text:p>
          </table:table-cell>
          <table:table-cell office:value-type="float" office:value="0.00181447">
            <text:p>0.00181447</text:p>
          </table:table-cell>
          <table:table-cell office:value-type="float" office:value="0.000242137">
            <text:p>0.000242137</text:p>
          </table:table-cell>
          <table:table-cell office:value-type="float" office:value="1.033878">
            <text:p>1.033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000011614">
            <text:p>0.000011614</text:p>
          </table:table-cell>
          <table:table-cell office:value-type="float" office:value="0.000390234">
            <text:p>0.000390234</text:p>
          </table:table-cell>
          <table:table-cell office:value-type="float" office:value="0.000290445">
            <text:p>0.000290445</text:p>
          </table:table-cell>
          <table:table-cell office:value-type="float" office:value="0.343335">
            <text:p>0.343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00007781">
            <text:p>0.000007781</text:p>
          </table:table-cell>
          <table:table-cell office:value-type="float" office:value="0.000405419">
            <text:p>0.000405419</text:p>
          </table:table-cell>
          <table:table-cell office:value-type="float" office:value="0.000315988">
            <text:p>0.000315988</text:p>
          </table:table-cell>
          <table:table-cell office:value-type="float" office:value="0.366453">
            <text:p>0.366453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Newton 1</text:p>
          </table:table-cell>
          <table:table-cell office:value-type="float" office:value="800">
            <text:p>800</text:p>
          </table:table-cell>
          <table:table-cell office:value-type="float" office:value="0.000175666">
            <text:p>0.000175666</text:p>
          </table:table-cell>
          <table:table-cell office:value-type="float" office:value="0.022746652">
            <text:p>0.022746652</text:p>
          </table:table-cell>
          <table:table-cell office:value-type="float" office:value="0.00000048">
            <text:p>0.00000048</text:p>
          </table:table-cell>
          <table:table-cell office:value-type="float" office:value="11.374179">
            <text:p>11.3741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">
            <text:p>700</text:p>
          </table:table-cell>
          <table:table-cell office:value-type="float" office:value="0.000152863">
            <text:p>0.000152863</text:p>
          </table:table-cell>
          <table:table-cell office:value-type="float" office:value="0.01971216">
            <text:p>0.01971216</text:p>
          </table:table-cell>
          <table:table-cell office:value-type="float" office:value="0.000000536">
            <text:p>0.000000536</text:p>
          </table:table-cell>
          <table:table-cell office:value-type="float" office:value="9.857003">
            <text:p>9.857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01305">
            <text:p>0.0001305</text:p>
          </table:table-cell>
          <table:table-cell office:value-type="float" office:value="0.017002286">
            <text:p>0.017002286</text:p>
          </table:table-cell>
          <table:table-cell office:value-type="float" office:value="0.000000492">
            <text:p>0.000000492</text:p>
          </table:table-cell>
          <table:table-cell office:value-type="float" office:value="8.502059">
            <text:p>8.5020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000109241">
            <text:p>0.000109241</text:p>
          </table:table-cell>
          <table:table-cell office:value-type="float" office:value="0.014021344">
            <text:p>0.014021344</text:p>
          </table:table-cell>
          <table:table-cell office:value-type="float" office:value="0.000000458">
            <text:p>0.000000458</text:p>
          </table:table-cell>
          <table:table-cell office:value-type="float" office:value="7.011457">
            <text:p>7.0114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000087164">
            <text:p>0.000087164</text:p>
          </table:table-cell>
          <table:table-cell office:value-type="float" office:value="0.01154034">
            <text:p>0.01154034</text:p>
          </table:table-cell>
          <table:table-cell office:value-type="float" office:value="0.000000504">
            <text:p>0.000000504</text:p>
          </table:table-cell>
          <table:table-cell office:value-type="float" office:value="5.770797">
            <text:p>5.7707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000066169">
            <text:p>0.000066169</text:p>
          </table:table-cell>
          <table:table-cell office:value-type="float" office:value="0.008511652">
            <text:p>0.008511652</text:p>
          </table:table-cell>
          <table:table-cell office:value-type="float" office:value="0.000000488">
            <text:p>0.000000488</text:p>
          </table:table-cell>
          <table:table-cell office:value-type="float" office:value="4.256584">
            <text:p>4.2565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.000044395">
            <text:p>0.000044395</text:p>
          </table:table-cell>
          <table:table-cell office:value-type="float" office:value="0.005633306">
            <text:p>0.005633306</text:p>
          </table:table-cell>
          <table:table-cell office:value-type="float" office:value="0.000000468">
            <text:p>0.000000468</text:p>
          </table:table-cell>
          <table:table-cell office:value-type="float" office:value="2.817174">
            <text:p>2.8171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00002205">
            <text:p>0.00002205</text:p>
          </table:table-cell>
          <table:table-cell office:value-type="float" office:value="0.002669212">
            <text:p>0.002669212</text:p>
          </table:table-cell>
          <table:table-cell office:value-type="float" office:value="0.000000418">
            <text:p>0.000000418</text:p>
          </table:table-cell>
          <table:table-cell office:value-type="float" office:value="1.335216">
            <text:p>1.3352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.000019971">
            <text:p>0.000019971</text:p>
          </table:table-cell>
          <table:table-cell office:value-type="float" office:value="0.002471822">
            <text:p>0.002471822</text:p>
          </table:table-cell>
          <table:table-cell office:value-type="float" office:value="0.000000388">
            <text:p>0.000000388</text:p>
          </table:table-cell>
          <table:table-cell office:value-type="float" office:value="1.236583">
            <text:p>1.2365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000017599">
            <text:p>0.000017599</text:p>
          </table:table-cell>
          <table:table-cell office:value-type="float" office:value="0.002039496">
            <text:p>0.002039496</text:p>
          </table:table-cell>
          <table:table-cell office:value-type="float" office:value="0.000000356">
            <text:p>0.000000356</text:p>
          </table:table-cell>
          <table:table-cell office:value-type="float" office:value="1.020283">
            <text:p>1.0202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000015647">
            <text:p>0.000015647</text:p>
          </table:table-cell>
          <table:table-cell office:value-type="float" office:value="0.001785216">
            <text:p>0.001785216</text:p>
          </table:table-cell>
          <table:table-cell office:value-type="float" office:value="0.000000386">
            <text:p>0.000000386</text:p>
          </table:table-cell>
          <table:table-cell office:value-type="float" office:value="0.893051">
            <text:p>0.893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00001334">
            <text:p>0.00001334</text:p>
          </table:table-cell>
          <table:table-cell office:value-type="float" office:value="0.001543886">
            <text:p>0.001543886</text:p>
          </table:table-cell>
          <table:table-cell office:value-type="float" office:value="0.00000089">
            <text:p>0.00000089</text:p>
          </table:table-cell>
          <table:table-cell office:value-type="float" office:value="0.772621">
            <text:p>0.772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000011253">
            <text:p>0.000011253</text:p>
          </table:table-cell>
          <table:table-cell office:value-type="float" office:value="0.001249112">
            <text:p>0.001249112</text:p>
          </table:table-cell>
          <table:table-cell office:value-type="float" office:value="0.000000348">
            <text:p>0.000000348</text:p>
          </table:table-cell>
          <table:table-cell office:value-type="float" office:value="0.625047">
            <text:p>0.6250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0000911">
            <text:p>0.00000911</text:p>
          </table:table-cell>
          <table:table-cell office:value-type="float" office:value="0.001049804">
            <text:p>0.001049804</text:p>
          </table:table-cell>
          <table:table-cell office:value-type="float" office:value="0.000000384">
            <text:p>0.000000384</text:p>
          </table:table-cell>
          <table:table-cell office:value-type="float" office:value="0.52545">
            <text:p>0.52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000006599">
            <text:p>0.000006599</text:p>
          </table:table-cell>
          <table:table-cell office:value-type="float" office:value="0.000662102">
            <text:p>0.000662102</text:p>
          </table:table-cell>
          <table:table-cell office:value-type="float" office:value="0.000000358">
            <text:p>0.000000358</text:p>
          </table:table-cell>
          <table:table-cell office:value-type="float" office:value="0.331526">
            <text:p>0.3315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00004764">
            <text:p>0.000004764</text:p>
          </table:table-cell>
          <table:table-cell office:value-type="float" office:value="0.00039923">
            <text:p>0.00039923</text:p>
          </table:table-cell>
          <table:table-cell office:value-type="float" office:value="0.000000324">
            <text:p>0.000000324</text:p>
          </table:table-cell>
          <table:table-cell office:value-type="float" office:value="0.200147">
            <text:p>0.2001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0002336">
            <text:p>0.000002336</text:p>
          </table:table-cell>
          <table:table-cell office:value-type="float" office:value="0.000095052">
            <text:p>0.000095052</text:p>
          </table:table-cell>
          <table:table-cell office:value-type="float" office:value="0.000000322">
            <text:p>0.000000322</text:p>
          </table:table-cell>
          <table:table-cell office:value-type="float" office:value="0.048057">
            <text:p>0.04805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sim 1</text:p>
          </table:table-cell>
          <table:table-cell office:value-type="float" office:value="800">
            <text:p>800</text:p>
          </table:table-cell>
          <table:table-cell office:value-type="float" office:value="0.000191517">
            <text:p>0.000191517</text:p>
          </table:table-cell>
          <table:table-cell office:value-type="float" office:value="15.3414658">
            <text:p>15.3414658</text:p>
          </table:table-cell>
          <table:table-cell office:value-type="float" office:value="0.153414316">
            <text:p>0.153414316</text:p>
          </table:table-cell>
          <table:table-cell office:value-type="float" office:value="76.731839">
            <text:p>76.731839</text:p>
          </table:table-cell>
          <table:table-cell/>
          <table:table-cell>
            <draw:frame table:end-cell-address="Paraffin.Q68" table:end-x="0.4283in" table:end-y="0.0311in" draw:z-index="2" draw:style-name="gr1" svg:width="8.352in" svg:height="4.8134in" svg:x="0.0776in" svg:y="0in">
              <draw:object draw:notify-on-update-of-ranges="Paraffin.A41:Paraffin.A41 Paraffin.F41:Paraffin.F57 Paraffin.B41:Paraffin.B57 Paraffin.A59:Paraffin.A59 Paraffin.F59:Paraffin.F75 Paraffin.B59:Paraffin.B7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office:value-type="float" office:value="0.000170936">
            <text:p>0.000170936</text:p>
          </table:table-cell>
          <table:table-cell office:value-type="float" office:value="11.9864934">
            <text:p>11.9864934</text:p>
          </table:table-cell>
          <table:table-cell office:value-type="float" office:value="0.119864532">
            <text:p>0.119864532</text:p>
          </table:table-cell>
          <table:table-cell office:value-type="float" office:value="59.966346">
            <text:p>59.966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0145575">
            <text:p>0.000145575</text:p>
          </table:table-cell>
          <table:table-cell office:value-type="float" office:value="8.7511984">
            <text:p>8.7511984</text:p>
          </table:table-cell>
          <table:table-cell office:value-type="float" office:value="0.087511642">
            <text:p>0.087511642</text:p>
          </table:table-cell>
          <table:table-cell office:value-type="float" office:value="43.782597">
            <text:p>43.7825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000119264">
            <text:p>0.000119264</text:p>
          </table:table-cell>
          <table:table-cell office:value-type="float" office:value="5.9767594">
            <text:p>5.9767594</text:p>
          </table:table-cell>
          <table:table-cell office:value-type="float" office:value="0.059767308">
            <text:p>0.059767308</text:p>
          </table:table-cell>
          <table:table-cell office:value-type="float" office:value="29.914005">
            <text:p>29.9140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000094118">
            <text:p>0.000094118</text:p>
          </table:table-cell>
          <table:table-cell office:value-type="float" office:value="3.776619">
            <text:p>3.776619</text:p>
          </table:table-cell>
          <table:table-cell office:value-type="float" office:value="0.037765878">
            <text:p>0.037765878</text:p>
          </table:table-cell>
          <table:table-cell office:value-type="float" office:value="18.900287">
            <text:p>18.9002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000071459">
            <text:p>0.000071459</text:p>
          </table:table-cell>
          <table:table-cell office:value-type="float" office:value="2.1567822">
            <text:p>2.1567822</text:p>
          </table:table-cell>
          <table:table-cell office:value-type="float" office:value="0.021567518">
            <text:p>0.021567518</text:p>
          </table:table-cell>
          <table:table-cell office:value-type="float" office:value="10.80345">
            <text:p>10.80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.000047973">
            <text:p>0.000047973</text:p>
          </table:table-cell>
          <table:table-cell office:value-type="float" office:value="0.9703732">
            <text:p>0.9703732</text:p>
          </table:table-cell>
          <table:table-cell office:value-type="float" office:value="0.00970341">
            <text:p>0.00970341</text:p>
          </table:table-cell>
          <table:table-cell office:value-type="float" office:value="4.859083">
            <text:p>4.8590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000023675">
            <text:p>0.000023675</text:p>
          </table:table-cell>
          <table:table-cell office:value-type="float" office:value="0.2479384">
            <text:p>0.2479384</text:p>
          </table:table-cell>
          <table:table-cell office:value-type="float" office:value="0.00247907">
            <text:p>0.00247907</text:p>
          </table:table-cell>
          <table:table-cell office:value-type="float" office:value="1.248952">
            <text:p>1.248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.000022177">
            <text:p>0.000022177</text:p>
          </table:table-cell>
          <table:table-cell office:value-type="float" office:value="0.2134142">
            <text:p>0.2134142</text:p>
          </table:table-cell>
          <table:table-cell office:value-type="float" office:value="0.002133706">
            <text:p>0.002133706</text:p>
          </table:table-cell>
          <table:table-cell office:value-type="float" office:value="1.073558">
            <text:p>1.0735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000019076">
            <text:p>0.000019076</text:p>
          </table:table-cell>
          <table:table-cell office:value-type="float" office:value="0.1689256">
            <text:p>0.1689256</text:p>
          </table:table-cell>
          <table:table-cell office:value-type="float" office:value="0.001688644">
            <text:p>0.001688644</text:p>
          </table:table-cell>
          <table:table-cell office:value-type="float" office:value="0.849163">
            <text:p>0.849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000017075">
            <text:p>0.000017075</text:p>
          </table:table-cell>
          <table:table-cell office:value-type="float" office:value="0.1427172">
            <text:p>0.1427172</text:p>
          </table:table-cell>
          <table:table-cell office:value-type="float" office:value="0.001426706">
            <text:p>0.001426706</text:p>
          </table:table-cell>
          <table:table-cell office:value-type="float" office:value="0.718831">
            <text:p>0.7188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000014465">
            <text:p>0.000014465</text:p>
          </table:table-cell>
          <table:table-cell office:value-type="float" office:value="0.0953698">
            <text:p>0.0953698</text:p>
          </table:table-cell>
          <table:table-cell office:value-type="float" office:value="0.000953306">
            <text:p>0.000953306</text:p>
          </table:table-cell>
          <table:table-cell office:value-type="float" office:value="0.482549">
            <text:p>0.4825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000012193">
            <text:p>0.000012193</text:p>
          </table:table-cell>
          <table:table-cell office:value-type="float" office:value="0.0777544">
            <text:p>0.0777544</text:p>
          </table:table-cell>
          <table:table-cell office:value-type="float" office:value="0.000777092">
            <text:p>0.000777092</text:p>
          </table:table-cell>
          <table:table-cell office:value-type="float" office:value="0.393201">
            <text:p>0.3932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00010037">
            <text:p>0.000010037</text:p>
          </table:table-cell>
          <table:table-cell office:value-type="float" office:value="0.0504648">
            <text:p>0.0504648</text:p>
          </table:table-cell>
          <table:table-cell office:value-type="float" office:value="0.000504304">
            <text:p>0.000504304</text:p>
          </table:table-cell>
          <table:table-cell office:value-type="float" office:value="0.254878">
            <text:p>0.254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000008171">
            <text:p>0.000008171</text:p>
          </table:table-cell>
          <table:table-cell office:value-type="float" office:value="0.0415976">
            <text:p>0.0415976</text:p>
          </table:table-cell>
          <table:table-cell office:value-type="float" office:value="0.000415626">
            <text:p>0.000415626</text:p>
          </table:table-cell>
          <table:table-cell office:value-type="float" office:value="0.209945">
            <text:p>0.2099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0000531">
            <text:p>0.00000531</text:p>
          </table:table-cell>
          <table:table-cell office:value-type="float" office:value="0.0276024">
            <text:p>0.0276024</text:p>
          </table:table-cell>
          <table:table-cell office:value-type="float" office:value="0.000275696">
            <text:p>0.000275696</text:p>
          </table:table-cell>
          <table:table-cell office:value-type="float" office:value="0.139408">
            <text:p>0.139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0002825">
            <text:p>0.000002825</text:p>
          </table:table-cell>
          <table:table-cell office:value-type="float" office:value="0.0091888">
            <text:p>0.0091888</text:p>
          </table:table-cell>
          <table:table-cell office:value-type="float" office:value="0.000091566">
            <text:p>0.000091566</text:p>
          </table:table-cell>
          <table:table-cell office:value-type="float" office:value="0.04691">
            <text:p>0.0469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pim 16</text:p>
          </table:table-cell>
          <table:table-cell office:value-type="float" office:value="800">
            <text:p>800</text:p>
          </table:table-cell>
          <table:table-cell office:value-type="float" office:value="0.000663963">
            <text:p>0.000663963</text:p>
          </table:table-cell>
          <table:table-cell office:value-type="float" office:value="6.8050348">
            <text:p>6.8050348</text:p>
          </table:table-cell>
          <table:table-cell office:value-type="float" office:value="0.06804972">
            <text:p>0.06804972</text:p>
          </table:table-cell>
          <table:table-cell office:value-type="float" office:value="34.053986">
            <text:p>34.0539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">
            <text:p>700</text:p>
          </table:table-cell>
          <table:table-cell office:value-type="float" office:value="0.000525581">
            <text:p>0.000525581</text:p>
          </table:table-cell>
          <table:table-cell office:value-type="float" office:value="5.2310068">
            <text:p>5.2310068</text:p>
          </table:table-cell>
          <table:table-cell office:value-type="float" office:value="0.052309398">
            <text:p>0.052309398</text:p>
          </table:table-cell>
          <table:table-cell office:value-type="float" office:value="26.196378">
            <text:p>26.196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0331345">
            <text:p>0.000331345</text:p>
          </table:table-cell>
          <table:table-cell office:value-type="float" office:value="3.8735066">
            <text:p>3.8735066</text:p>
          </table:table-cell>
          <table:table-cell office:value-type="float" office:value="0.038734466">
            <text:p>0.038734466</text:p>
          </table:table-cell>
          <table:table-cell office:value-type="float" office:value="19.391411">
            <text:p>19.391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000203882">
            <text:p>0.000203882</text:p>
          </table:table-cell>
          <table:table-cell office:value-type="float" office:value="2.6271006">
            <text:p>2.6271006</text:p>
          </table:table-cell>
          <table:table-cell office:value-type="float" office:value="0.02627038">
            <text:p>0.02627038</text:p>
          </table:table-cell>
          <table:table-cell office:value-type="float" office:value="13.170872">
            <text:p>13.1708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000129849">
            <text:p>0.000129849</text:p>
          </table:table-cell>
          <table:table-cell office:value-type="float" office:value="1.6669436">
            <text:p>1.6669436</text:p>
          </table:table-cell>
          <table:table-cell office:value-type="float" office:value="0.0166688">
            <text:p>0.0166688</text:p>
          </table:table-cell>
          <table:table-cell office:value-type="float" office:value="8.353396">
            <text:p>8.353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00009105">
            <text:p>0.00009105</text:p>
          </table:table-cell>
          <table:table-cell office:value-type="float" office:value="0.9090942">
            <text:p>0.9090942</text:p>
          </table:table-cell>
          <table:table-cell office:value-type="float" office:value="0.009090404">
            <text:p>0.009090404</text:p>
          </table:table-cell>
          <table:table-cell office:value-type="float" office:value="4.565293">
            <text:p>4.5652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.000057433">
            <text:p>0.000057433</text:p>
          </table:table-cell>
          <table:table-cell office:value-type="float" office:value="0.3848162">
            <text:p>0.3848162</text:p>
          </table:table-cell>
          <table:table-cell office:value-type="float" office:value="0.003847778">
            <text:p>0.003847778</text:p>
          </table:table-cell>
          <table:table-cell office:value-type="float" office:value="1.932617">
            <text:p>1.9326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000029788">
            <text:p>0.000029788</text:p>
          </table:table-cell>
          <table:table-cell office:value-type="float" office:value="0.0945256">
            <text:p>0.0945256</text:p>
          </table:table-cell>
          <table:table-cell office:value-type="float" office:value="0.000944776">
            <text:p>0.000944776</text:p>
          </table:table-cell>
          <table:table-cell office:value-type="float" office:value="0.482937">
            <text:p>0.4829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.000027961">
            <text:p>0.000027961</text:p>
          </table:table-cell>
          <table:table-cell office:value-type="float" office:value="0.0795382">
            <text:p>0.0795382</text:p>
          </table:table-cell>
          <table:table-cell office:value-type="float" office:value="0.000794914">
            <text:p>0.000794914</text:p>
          </table:table-cell>
          <table:table-cell office:value-type="float" office:value="0.40497">
            <text:p>0.404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000026514">
            <text:p>0.000026514</text:p>
          </table:table-cell>
          <table:table-cell office:value-type="float" office:value="0.0673738">
            <text:p>0.0673738</text:p>
          </table:table-cell>
          <table:table-cell office:value-type="float" office:value="0.000673188">
            <text:p>0.000673188</text:p>
          </table:table-cell>
          <table:table-cell office:value-type="float" office:value="0.341746">
            <text:p>0.3417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000022476">
            <text:p>0.000022476</text:p>
          </table:table-cell>
          <table:table-cell office:value-type="float" office:value="0.0489518">
            <text:p>0.0489518</text:p>
          </table:table-cell>
          <table:table-cell office:value-type="float" office:value="0.000489054">
            <text:p>0.000489054</text:p>
          </table:table-cell>
          <table:table-cell office:value-type="float" office:value="0.255743">
            <text:p>0.2557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00002289">
            <text:p>0.00002289</text:p>
          </table:table-cell>
          <table:table-cell office:value-type="float" office:value="0.0612406">
            <text:p>0.0612406</text:p>
          </table:table-cell>
          <table:table-cell office:value-type="float" office:value="0.000611864">
            <text:p>0.000611864</text:p>
          </table:table-cell>
          <table:table-cell office:value-type="float" office:value="0.313692">
            <text:p>0.3136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00001722">
            <text:p>0.00001722</text:p>
          </table:table-cell>
          <table:table-cell office:value-type="float" office:value="0.049908">
            <text:p>0.049908</text:p>
          </table:table-cell>
          <table:table-cell office:value-type="float" office:value="0.000498588">
            <text:p>0.000498588</text:p>
          </table:table-cell>
          <table:table-cell office:value-type="float" office:value="0.253956">
            <text:p>0.2539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00015662">
            <text:p>0.000015662</text:p>
          </table:table-cell>
          <table:table-cell office:value-type="float" office:value="0.0623774">
            <text:p>0.0623774</text:p>
          </table:table-cell>
          <table:table-cell office:value-type="float" office:value="0.000623284">
            <text:p>0.000623284</text:p>
          </table:table-cell>
          <table:table-cell office:value-type="float" office:value="0.317686">
            <text:p>0.3176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000011561">
            <text:p>0.000011561</text:p>
          </table:table-cell>
          <table:table-cell office:value-type="float" office:value="0.052209">
            <text:p>0.052209</text:p>
          </table:table-cell>
          <table:table-cell office:value-type="float" office:value="0.000521546">
            <text:p>0.000521546</text:p>
          </table:table-cell>
          <table:table-cell office:value-type="float" office:value="0.263841">
            <text:p>0.2638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00008105">
            <text:p>0.000008105</text:p>
          </table:table-cell>
          <table:table-cell office:value-type="float" office:value="0.0485484">
            <text:p>0.0485484</text:p>
          </table:table-cell>
          <table:table-cell office:value-type="float" office:value="0.000485012">
            <text:p>0.000485012</text:p>
          </table:table-cell>
          <table:table-cell office:value-type="float" office:value="0.247684">
            <text:p>0.2476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000447">
            <text:p>0.00000447</text:p>
          </table:table-cell>
          <table:table-cell office:value-type="float" office:value="0.057292">
            <text:p>0.057292</text:p>
          </table:table-cell>
          <table:table-cell office:value-type="float" office:value="0.000572366">
            <text:p>0.000572366</text:p>
          </table:table-cell>
          <table:table-cell office:value-type="float" office:value="0.289016">
            <text:p>0.289016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Newton0 -1</text:p>
          </table:table-cell>
          <table:table-cell office:value-type="float" office:value="800">
            <text:p>800</text:p>
          </table:table-cell>
          <table:table-cell office:value-type="float" office:value="0.000177757">
            <text:p>0.000177757</text:p>
          </table:table-cell>
          <table:table-cell office:value-type="float" office:value="0.12949939">
            <text:p>0.12949939</text:p>
          </table:table-cell>
          <table:table-cell office:value-type="float" office:value="0.000000536">
            <text:p>0.000000536</text:p>
          </table:table-cell>
          <table:table-cell office:value-type="float" office:value="64.770708">
            <text:p>64.770708</text:p>
          </table:table-cell>
          <table:table-cell/>
          <table:table-cell>
            <draw:frame table:end-cell-address="Paraffin.Q106" table:end-x="0.5311in" table:end-y="0.0024in" draw:z-index="1" draw:style-name="gr1" svg:width="8.4618in" svg:height="4.7406in" svg:x="0.0705in" svg:y="0.0441in">
              <draw:object draw:notify-on-update-of-ranges="Paraffin.A79:Paraffin.A79 Paraffin.F79:Paraffin.F95 Paraffin.B79:Paraffin.B95 Paraffin.A97:Paraffin.A97 Paraffin.F97:Paraffin.F113 Paraffin.B97:Paraffin.B1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office:value-type="float" office:value="0.00015806">
            <text:p>0.00015806</text:p>
          </table:table-cell>
          <table:table-cell office:value-type="float" office:value="0.106474148">
            <text:p>0.106474148</text:p>
          </table:table-cell>
          <table:table-cell office:value-type="float" office:value="0.000000536">
            <text:p>0.000000536</text:p>
          </table:table-cell>
          <table:table-cell office:value-type="float" office:value="53.258107">
            <text:p>53.258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0139051">
            <text:p>0.000139051</text:p>
          </table:table-cell>
          <table:table-cell office:value-type="float" office:value="0.08333539">
            <text:p>0.08333539</text:p>
          </table:table-cell>
          <table:table-cell office:value-type="float" office:value="0.000000546">
            <text:p>0.000000546</text:p>
          </table:table-cell>
          <table:table-cell office:value-type="float" office:value="41.687076">
            <text:p>41.6870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000110267">
            <text:p>0.000110267</text:p>
          </table:table-cell>
          <table:table-cell office:value-type="float" office:value="0.05519228">
            <text:p>0.05519228</text:p>
          </table:table-cell>
          <table:table-cell office:value-type="float" office:value="0.00000038">
            <text:p>0.00000038</text:p>
          </table:table-cell>
          <table:table-cell office:value-type="float" office:value="27.61335">
            <text:p>27.61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000087526">
            <text:p>0.000087526</text:p>
          </table:table-cell>
          <table:table-cell office:value-type="float" office:value="0.035056254">
            <text:p>0.035056254</text:p>
          </table:table-cell>
          <table:table-cell office:value-type="float" office:value="0.000000334">
            <text:p>0.000000334</text:p>
          </table:table-cell>
          <table:table-cell office:value-type="float" office:value="17.538614">
            <text:p>17.5386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000066249">
            <text:p>0.000066249</text:p>
          </table:table-cell>
          <table:table-cell office:value-type="float" office:value="0.01990871">
            <text:p>0.01990871</text:p>
          </table:table-cell>
          <table:table-cell office:value-type="float" office:value="0.000000374">
            <text:p>0.000000374</text:p>
          </table:table-cell>
          <table:table-cell office:value-type="float" office:value="9.965518">
            <text:p>9.9655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.000043911">
            <text:p>0.000043911</text:p>
          </table:table-cell>
          <table:table-cell office:value-type="float" office:value="0.0088051">
            <text:p>0.0088051</text:p>
          </table:table-cell>
          <table:table-cell office:value-type="float" office:value="0.000000316">
            <text:p>0.000000316</text:p>
          </table:table-cell>
          <table:table-cell office:value-type="float" office:value="4.41018">
            <text:p>4.410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000022042">
            <text:p>0.000022042</text:p>
          </table:table-cell>
          <table:table-cell office:value-type="float" office:value="0.002215342">
            <text:p>0.002215342</text:p>
          </table:table-cell>
          <table:table-cell office:value-type="float" office:value="0.000000306">
            <text:p>0.000000306</text:p>
          </table:table-cell>
          <table:table-cell office:value-type="float" office:value="1.110809">
            <text:p>1.1108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.000019678">
            <text:p>0.000019678</text:p>
          </table:table-cell>
          <table:table-cell office:value-type="float" office:value="0.00178123">
            <text:p>0.00178123</text:p>
          </table:table-cell>
          <table:table-cell office:value-type="float" office:value="0.000000318">
            <text:p>0.000000318</text:p>
          </table:table-cell>
          <table:table-cell office:value-type="float" office:value="0.892982">
            <text:p>0.8929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000017514">
            <text:p>0.000017514</text:p>
          </table:table-cell>
          <table:table-cell office:value-type="float" office:value="0.001410184">
            <text:p>0.001410184</text:p>
          </table:table-cell>
          <table:table-cell office:value-type="float" office:value="0.000000314">
            <text:p>0.000000314</text:p>
          </table:table-cell>
          <table:table-cell office:value-type="float" office:value="0.707101">
            <text:p>0.707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000015918">
            <text:p>0.000015918</text:p>
          </table:table-cell>
          <table:table-cell office:value-type="float" office:value="0.001122198">
            <text:p>0.001122198</text:p>
          </table:table-cell>
          <table:table-cell office:value-type="float" office:value="0.000000256">
            <text:p>0.000000256</text:p>
          </table:table-cell>
          <table:table-cell office:value-type="float" office:value="0.563283">
            <text:p>0.5632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000013184">
            <text:p>0.000013184</text:p>
          </table:table-cell>
          <table:table-cell office:value-type="float" office:value="0.000798002">
            <text:p>0.000798002</text:p>
          </table:table-cell>
          <table:table-cell office:value-type="float" office:value="0.000000318">
            <text:p>0.000000318</text:p>
          </table:table-cell>
          <table:table-cell office:value-type="float" office:value="0.400781">
            <text:p>0.4007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000011208">
            <text:p>0.000011208</text:p>
          </table:table-cell>
          <table:table-cell office:value-type="float" office:value="0.000566498">
            <text:p>0.000566498</text:p>
          </table:table-cell>
          <table:table-cell office:value-type="float" office:value="0.000000304">
            <text:p>0.000000304</text:p>
          </table:table-cell>
          <table:table-cell office:value-type="float" office:value="0.284751">
            <text:p>0.2847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00008947">
            <text:p>0.000008947</text:p>
          </table:table-cell>
          <table:table-cell office:value-type="float" office:value="0.000362548">
            <text:p>0.000362548</text:p>
          </table:table-cell>
          <table:table-cell office:value-type="float" office:value="0.00000026">
            <text:p>0.00000026</text:p>
          </table:table-cell>
          <table:table-cell office:value-type="float" office:value="0.182516">
            <text:p>0.1825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000007098">
            <text:p>0.000007098</text:p>
          </table:table-cell>
          <table:table-cell office:value-type="float" office:value="0.000217058">
            <text:p>0.000217058</text:p>
          </table:table-cell>
          <table:table-cell office:value-type="float" office:value="0.000000248">
            <text:p>0.000000248</text:p>
          </table:table-cell>
          <table:table-cell office:value-type="float" office:value="0.111038">
            <text:p>0.1110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00004491">
            <text:p>0.000004491</text:p>
          </table:table-cell>
          <table:table-cell office:value-type="float" office:value="0.000092446">
            <text:p>0.000092446</text:p>
          </table:table-cell>
          <table:table-cell office:value-type="float" office:value="0.000000278">
            <text:p>0.000000278</text:p>
          </table:table-cell>
          <table:table-cell office:value-type="float" office:value="0.047358">
            <text:p>0.0473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0002418">
            <text:p>0.000002418</text:p>
          </table:table-cell>
          <table:table-cell office:value-type="float" office:value="0.000025744">
            <text:p>0.000025744</text:p>
          </table:table-cell>
          <table:table-cell office:value-type="float" office:value="0.000000288">
            <text:p>0.000000288</text:p>
          </table:table-cell>
          <table:table-cell office:value-type="float" office:value="0.014503">
            <text:p>0.01450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wton0-16</text:p>
          </table:table-cell>
          <table:table-cell office:value-type="float" office:value="800">
            <text:p>800</text:p>
          </table:table-cell>
          <table:table-cell office:value-type="float" office:value="0.000194574">
            <text:p>0.000194574</text:p>
          </table:table-cell>
          <table:table-cell office:value-type="float" office:value="0.016192265">
            <text:p>0.016192265</text:p>
          </table:table-cell>
          <table:table-cell office:value-type="float" office:value="0.00107628">
            <text:p>0.00107628</text:p>
          </table:table-cell>
          <table:table-cell office:value-type="float" office:value="10.148177">
            <text:p>10.148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">
            <text:p>700</text:p>
          </table:table-cell>
          <table:table-cell office:value-type="float" office:value="0.000166508">
            <text:p>0.000166508</text:p>
          </table:table-cell>
          <table:table-cell office:value-type="float" office:value="0.012885675">
            <text:p>0.012885675</text:p>
          </table:table-cell>
          <table:table-cell office:value-type="float" office:value="0.001137498">
            <text:p>0.001137498</text:p>
          </table:table-cell>
          <table:table-cell office:value-type="float" office:value="8.146947">
            <text:p>8.1469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0143882">
            <text:p>0.000143882</text:p>
          </table:table-cell>
          <table:table-cell office:value-type="float" office:value="0.010995204">
            <text:p>0.010995204</text:p>
          </table:table-cell>
          <table:table-cell office:value-type="float" office:value="0.001018829">
            <text:p>0.001018829</text:p>
          </table:table-cell>
          <table:table-cell office:value-type="float" office:value="7.072279">
            <text:p>7.072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000119067">
            <text:p>0.000119067</text:p>
          </table:table-cell>
          <table:table-cell office:value-type="float" office:value="0.009385093">
            <text:p>0.009385093</text:p>
          </table:table-cell>
          <table:table-cell office:value-type="float" office:value="0.000886919">
            <text:p>0.000886919</text:p>
          </table:table-cell>
          <table:table-cell office:value-type="float" office:value="6.05265">
            <text:p>6.052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000094786">
            <text:p>0.000094786</text:p>
          </table:table-cell>
          <table:table-cell office:value-type="float" office:value="0.00697358">
            <text:p>0.00697358</text:p>
          </table:table-cell>
          <table:table-cell office:value-type="float" office:value="0.0007994">
            <text:p>0.0007994</text:p>
          </table:table-cell>
          <table:table-cell office:value-type="float" office:value="4.585277">
            <text:p>4.5852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00007128">
            <text:p>0.00007128</text:p>
          </table:table-cell>
          <table:table-cell office:value-type="float" office:value="0.005030149">
            <text:p>0.005030149</text:p>
          </table:table-cell>
          <table:table-cell office:value-type="float" office:value="0.000698583">
            <text:p>0.000698583</text:p>
          </table:table-cell>
          <table:table-cell office:value-type="float" office:value="3.348697">
            <text:p>3.3486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.000049548">
            <text:p>0.000049548</text:p>
          </table:table-cell>
          <table:table-cell office:value-type="float" office:value="0.003296798">
            <text:p>0.003296798</text:p>
          </table:table-cell>
          <table:table-cell office:value-type="float" office:value="0.000588973">
            <text:p>0.000588973</text:p>
          </table:table-cell>
          <table:table-cell office:value-type="float" office:value="2.237404">
            <text:p>2.2374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00002816">
            <text:p>0.00002816</text:p>
          </table:table-cell>
          <table:table-cell office:value-type="float" office:value="0.001542696">
            <text:p>0.001542696</text:p>
          </table:table-cell>
          <table:table-cell office:value-type="float" office:value="0.000384888">
            <text:p>0.000384888</text:p>
          </table:table-cell>
          <table:table-cell office:value-type="float" office:value="1.103111">
            <text:p>1.103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.000025706">
            <text:p>0.000025706</text:p>
          </table:table-cell>
          <table:table-cell office:value-type="float" office:value="0.001295179">
            <text:p>0.001295179</text:p>
          </table:table-cell>
          <table:table-cell office:value-type="float" office:value="0.000349935">
            <text:p>0.000349935</text:p>
          </table:table-cell>
          <table:table-cell office:value-type="float" office:value="0.937979">
            <text:p>0.9379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000025278">
            <text:p>0.000025278</text:p>
          </table:table-cell>
          <table:table-cell office:value-type="float" office:value="0.001350671">
            <text:p>0.001350671</text:p>
          </table:table-cell>
          <table:table-cell office:value-type="float" office:value="0.000346151">
            <text:p>0.000346151</text:p>
          </table:table-cell>
          <table:table-cell office:value-type="float" office:value="0.975924">
            <text:p>0.9759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000019871">
            <text:p>0.000019871</text:p>
          </table:table-cell>
          <table:table-cell office:value-type="float" office:value="0.00112884">
            <text:p>0.00112884</text:p>
          </table:table-cell>
          <table:table-cell office:value-type="float" office:value="0.000300222">
            <text:p>0.000300222</text:p>
          </table:table-cell>
          <table:table-cell office:value-type="float" office:value="0.874284">
            <text:p>0.8742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000021924">
            <text:p>0.000021924</text:p>
          </table:table-cell>
          <table:table-cell office:value-type="float" office:value="0.000875494">
            <text:p>0.000875494</text:p>
          </table:table-cell>
          <table:table-cell office:value-type="float" office:value="0.000329313">
            <text:p>0.000329313</text:p>
          </table:table-cell>
          <table:table-cell office:value-type="float" office:value="0.660156">
            <text:p>0.660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000016856">
            <text:p>0.000016856</text:p>
          </table:table-cell>
          <table:table-cell office:value-type="float" office:value="0.000813011">
            <text:p>0.000813011</text:p>
          </table:table-cell>
          <table:table-cell office:value-type="float" office:value="0.00029241">
            <text:p>0.00029241</text:p>
          </table:table-cell>
          <table:table-cell office:value-type="float" office:value="0.628161">
            <text:p>0.6281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00012107">
            <text:p>0.000012107</text:p>
          </table:table-cell>
          <table:table-cell office:value-type="float" office:value="0.00053329">
            <text:p>0.00053329</text:p>
          </table:table-cell>
          <table:table-cell office:value-type="float" office:value="0.000242163">
            <text:p>0.000242163</text:p>
          </table:table-cell>
          <table:table-cell office:value-type="float" office:value="0.434138">
            <text:p>0.4341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000010494">
            <text:p>0.000010494</text:p>
          </table:table-cell>
          <table:table-cell office:value-type="float" office:value="0.000353375">
            <text:p>0.000353375</text:p>
          </table:table-cell>
          <table:table-cell office:value-type="float" office:value="0.000291489">
            <text:p>0.000291489</text:p>
          </table:table-cell>
          <table:table-cell office:value-type="float" office:value="0.294668">
            <text:p>0.2946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00007435">
            <text:p>0.000007435</text:p>
          </table:table-cell>
          <table:table-cell office:value-type="float" office:value="0.000345158">
            <text:p>0.000345158</text:p>
          </table:table-cell>
          <table:table-cell office:value-type="float" office:value="0.000286885">
            <text:p>0.000286885</text:p>
          </table:table-cell>
          <table:table-cell office:value-type="float" office:value="0.284317">
            <text:p>0.284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 text:c="2"/></text:p>
          </table:table-cell>
          <table:table-cell office:value-type="float" office:value="0.000268796">
            <text:p>0.000268796</text:p>
          </table:table-cell>
          <table:table-cell office:value-type="float" office:value="0.000268425">
            <text:p>0.000268425</text:p>
          </table:table-cell>
          <table:table-cell office:value-type="float" office:value="0.279108">
            <text:p>0.27910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7/19/2012</text:date>, <text:time>21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rdmann </meta:initial-creator>
    <meta:creation-date>2012-07-04T21:42:20</meta:creation-date>
    <dc:date>2012-07-19T21:55:59</dc:date>
    <dc:creator>merdmann </dc:creator>
    <meta:editing-duration>PT16H3M16S</meta:editing-duration>
    <meta:editing-cycles>42</meta:editing-cycles>
    <meta:generator>LibreOffice/3.3$Unix LibreOffice_project/330m19$Build-8</meta:generator>
    <meta:document-statistic meta:table-count="4" meta:cell-count="93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sort-by-x-values="tru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scatter" chart:style-name="ch1">
        <chart:title svg:x="4.266cm" svg:y="0.315cm" chart:style-name="ch2">
          <text:p>Execution time vs. number of particles</text:p>
        </chart:title>
        <chart:legend chart:legend-position="end" svg:x="14.824cm" svg:y="3.979cm" chart:style-name="ch3"/>
        <chart:plot-area chart:style-name="ch4" table:cell-range-address="PSim.B6:PSim.B22 PSim.A6:PSim.A6 PSim.D6:PSim.D22 PSim.A25:PSim.A25 PSim.D25:PSim.D41" chart:data-source-has-labels="row" svg:x="0.255cm" svg:y="0.987cm" svg:width="14.074cm" svg:height="7.544cm">
          <chartooo:coordinate-region svg:x="1.167cm" svg:y="1.186cm" svg:width="12.79cm" svg:height="6.698cm"/>
          <chart:axis chart:dimension="x" chart:name="primary-x" chart:style-name="ch5">
            <chart:title svg:x="5.793cm" svg:y="8.439cm" chart:style-name="ch6">
              <text:p>Number of Particles</text:p>
            </chart:title>
          </chart:axis>
          <chart:axis chart:dimension="y" chart:name="primary-y" chart:style-name="ch5">
            <chart:title svg:x="0cm" svg:y="5.928cm" chart:style-name="ch7">
              <text:p>Execution Time</text:p>
            </chart:title>
            <chart:grid chart:style-name="ch8" chart:class="major"/>
          </chart:axis>
          <chart:series chart:style-name="ch9" chart:values-cell-range-address="PSim.D6:PSim.D22" chart:label-cell-address="PSim.A6:PSim.A6" chart:class="chart:scatter">
            <chart:domain table:cell-range-address="PSim.B6:PSim.B22"/>
            <chart:data-point chart:repeated="17"/>
          </chart:series>
          <chart:series chart:style-name="ch10" chart:values-cell-range-address="PSim.D25:PSim.D41" chart:label-cell-address="PSim.A25:PSim.A25" chart:class="chart:scatter">
            <chart:domain table:cell-range-address="PSim.B25:PSim.B41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PSim.A6:PSim.A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6</text:p>
                <draw:g>
                  <svg:desc>PSim.A25:PSim.A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PSim.B6:PSim.B22</svg:desc>
                </draw:g>
              </table:table-cell>
              <table:table-cell office:value-type="float" office:value="15.4384706">
                <text:p>15.4384706</text:p>
                <draw:g>
                  <svg:desc>PSim.D6:PSim.D22</svg:desc>
                </draw:g>
              </table:table-cell>
              <table:table-cell office:value-type="float" office:value="800">
                <text:p>800</text:p>
                <draw:g>
                  <svg:desc>PSim.B25:PSim.B41</svg:desc>
                </draw:g>
              </table:table-cell>
              <table:table-cell office:value-type="float" office:value="6.8619584">
                <text:p>6.8619584</text:p>
                <draw:g>
                  <svg:desc>PSim.D25:PSim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11.6431962">
                <text:p>11.6431962</text:p>
              </table:table-cell>
              <table:table-cell office:value-type="float" office:value="700">
                <text:p>700</text:p>
              </table:table-cell>
              <table:table-cell office:value-type="float" office:value="5.181022">
                <text:p>5.181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8.5123026">
                <text:p>8.5123026</text:p>
              </table:table-cell>
              <table:table-cell office:value-type="float" office:value="600">
                <text:p>600</text:p>
              </table:table-cell>
              <table:table-cell office:value-type="float" office:value="3.8545922">
                <text:p>3.8545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.2566276">
                <text:p>6.2566276</text:p>
              </table:table-cell>
              <table:table-cell office:value-type="float" office:value="500">
                <text:p>500</text:p>
              </table:table-cell>
              <table:table-cell office:value-type="float" office:value="2.6609158">
                <text:p>2.6609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.9083174">
                <text:p>3.9083174</text:p>
              </table:table-cell>
              <table:table-cell office:value-type="float" office:value="400">
                <text:p>400</text:p>
              </table:table-cell>
              <table:table-cell office:value-type="float" office:value="1.6599856">
                <text:p>1.6599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.2115404">
                <text:p>2.2115404</text:p>
              </table:table-cell>
              <table:table-cell office:value-type="float" office:value="300">
                <text:p>300</text:p>
              </table:table-cell>
              <table:table-cell office:value-type="float" office:value="0.9041106">
                <text:p>0.9041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9806638">
                <text:p>0.9806638</text:p>
              </table:table-cell>
              <table:table-cell office:value-type="float" office:value="200">
                <text:p>200</text:p>
              </table:table-cell>
              <table:table-cell office:value-type="float" office:value="0.3863258">
                <text:p>0.3863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2487684">
                <text:p>0.2487684</text:p>
              </table:table-cell>
              <table:table-cell office:value-type="float" office:value="100">
                <text:p>100</text:p>
              </table:table-cell>
              <table:table-cell office:value-type="float" office:value="0.099102">
                <text:p>0.099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1989548">
                <text:p>0.1989548</text:p>
              </table:table-cell>
              <table:table-cell office:value-type="float" office:value="90">
                <text:p>90</text:p>
              </table:table-cell>
              <table:table-cell office:value-type="float" office:value="0.079453">
                <text:p>0.079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1678208">
                <text:p>0.1678208</text:p>
              </table:table-cell>
              <table:table-cell office:value-type="float" office:value="80">
                <text:p>80</text:p>
              </table:table-cell>
              <table:table-cell office:value-type="float" office:value="0.06617">
                <text:p>0.06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1363474">
                <text:p>0.1363474</text:p>
              </table:table-cell>
              <table:table-cell office:value-type="float" office:value="70">
                <text:p>70</text:p>
              </table:table-cell>
              <table:table-cell office:value-type="float" office:value="0.062182">
                <text:p>0.062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930484">
                <text:p>0.0930484</text:p>
              </table:table-cell>
              <table:table-cell office:value-type="float" office:value="60">
                <text:p>60</text:p>
              </table:table-cell>
              <table:table-cell office:value-type="float" office:value="0.0623902">
                <text:p>0.0623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747288">
                <text:p>0.0747288</text:p>
              </table:table-cell>
              <table:table-cell office:value-type="float" office:value="50">
                <text:p>50</text:p>
              </table:table-cell>
              <table:table-cell office:value-type="float" office:value="0.0439238">
                <text:p>0.0439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0616946">
                <text:p>0.0616946</text:p>
              </table:table-cell>
              <table:table-cell office:value-type="float" office:value="40">
                <text:p>40</text:p>
              </table:table-cell>
              <table:table-cell office:value-type="float" office:value="0.047668">
                <text:p>0.047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0340664">
                <text:p>0.0340664</text:p>
              </table:table-cell>
              <table:table-cell office:value-type="float" office:value="30">
                <text:p>30</text:p>
              </table:table-cell>
              <table:table-cell office:value-type="float" office:value="0.0437282">
                <text:p>0.04372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286012">
                <text:p>0.0286012</text:p>
              </table:table-cell>
              <table:table-cell office:value-type="float" office:value="20">
                <text:p>20</text:p>
              </table:table-cell>
              <table:table-cell office:value-type="float" office:value="0.0625426">
                <text:p>0.0625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156208">
                <text:p>0.0156208</text:p>
              </table:table-cell>
              <table:table-cell office:value-type="float" office:value="10">
                <text:p>10</text:p>
              </table:table-cell>
              <table:table-cell office:value-type="float" office:value="0.0605124">
                <text:p>0.0605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06cm" svg:height="14.64cm" xlink:href=".." xlink:type="simple" chart:class="chart:scatter" chart:style-name="ch1">
        <chart:legend chart:legend-position="end" svg:x="22.312cm" svg:y="6.8cm" chart:style-name="ch2"/>
        <chart:plot-area chart:style-name="ch3" table:cell-range-address="'Raw Data'.J3:'Raw Data'.J19 'Raw Data'.H3:'Raw Data'.H19 'Raw Data'.C3:'Raw Data'.C3 'Raw Data'.E3:'Raw Data'.E19 'Raw Data'.C22:'Raw Data'.C22 'Raw Data'.E22:'Raw Data'.E38" chart:data-source-has-labels="both" svg:x="0.916cm" svg:y="1.864cm" svg:width="20.464cm" svg:height="12.064cm">
          <chartooo:coordinate-region svg:x="1.828cm" svg:y="2.513cm" svg:width="19.18cm" svg:height="10.768cm"/>
          <chart:axis chart:dimension="x" chart:name="primary-x" chart:style-name="ch4">
            <chart:categories table:cell-range-address="'Raw Data'.J3:'Raw Data'.J19"/>
          </chart:axis>
          <chart:axis chart:dimension="x" chart:name="secondary-x" chart:style-name="ch5">
            <chart:title svg:x="9.649cm" svg:y="1.012cm" chart:style-name="ch6">
              <text:p>Number of Particles</text:p>
            </chart:title>
          </chart:axis>
          <chart:axis chart:dimension="y" chart:name="primary-y" chart:style-name="ch4">
            <chart:grid chart:style-name="ch7" chart:class="major"/>
          </chart:axis>
          <chart:series chart:style-name="ch8" chart:values-cell-range-address="'Raw Data'.E3:'Raw Data'.E19" chart:label-cell-address="'Raw Data'.C3:'Raw Data'.C3" chart:class="chart:scatter">
            <chart:domain table:cell-range-address="'Raw Data'.H3:'Raw Data'.H19"/>
            <chart:data-point chart:repeated="17"/>
          </chart:series>
          <chart:series chart:style-name="ch9" chart:values-cell-range-address="'Raw Data'.E22:'Raw Data'.E38" chart:label-cell-address="'Raw Data'.C22:'Raw Data'.C22" chart:class="chart:scatter">
            <chart:domain table:cell-range-address="'Raw Data'.H22:'Raw Data'.H3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8</text:p>
                <draw:g>
                  <svg:desc>'Raw Data'.C3:'Raw Data'.C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1</text:p>
                <draw:g>
                  <svg:desc>'Raw Data'.C22:'Raw Data'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168119395</text:p>
                <draw:g>
                  <svg:desc>'Raw Data'.J3:'Raw Data'.J19</svg:desc>
                </draw:g>
              </table:table-cell>
              <table:table-cell office:value-type="float" office:value="800">
                <text:p>800</text:p>
                <draw:g>
                  <svg:desc>'Raw Data'.H3:'Raw Data'.H19</svg:desc>
                </draw:g>
              </table:table-cell>
              <table:table-cell office:value-type="float" office:value="16.4744885">
                <text:p>16.4744885</text:p>
                <draw:g>
                  <svg:desc>'Raw Data'.E3:'Raw Data'.E19</svg:desc>
                </draw:g>
              </table:table-cell>
              <table:table-cell office:value-type="float" office:value="800">
                <text:p>800</text:p>
                <draw:g>
                  <svg:desc>'Raw Data'.H22:'Raw Data'.H38</svg:desc>
                </draw:g>
              </table:table-cell>
              <table:table-cell office:value-type="float" office:value="38.4180205">
                <text:p>38.4180205</text:p>
                <draw:g>
                  <svg:desc>'Raw Data'.E22:'Raw Data'.E38</svg:desc>
                </draw:g>
              </table:table-cell>
            </table:table-row>
            <table:table-row>
              <table:table-cell office:value-type="string">
                <text:p>1.1003786622</text:p>
              </table:table-cell>
              <table:table-cell office:value-type="float" office:value="700">
                <text:p>700</text:p>
              </table:table-cell>
              <table:table-cell office:value-type="float" office:value="12.6002355">
                <text:p>12.6002355</text:p>
              </table:table-cell>
              <table:table-cell office:value-type="float" office:value="700">
                <text:p>700</text:p>
              </table:table-cell>
              <table:table-cell office:value-type="float" office:value="30.047222">
                <text:p>30.047222</text:p>
              </table:table-cell>
            </table:table-row>
            <table:table-row>
              <table:table-cell office:value-type="string">
                <text:p>0.964065569</text:p>
              </table:table-cell>
              <table:table-cell office:value-type="float" office:value="600">
                <text:p>600</text:p>
              </table:table-cell>
              <table:table-cell office:value-type="float" office:value="9.2058855">
                <text:p>9.2058855</text:p>
              </table:table-cell>
              <table:table-cell office:value-type="float" office:value="600">
                <text:p>600</text:p>
              </table:table-cell>
              <table:table-cell office:value-type="float" office:value="21.480246">
                <text:p>21.480246</text:p>
              </table:table-cell>
            </table:table-row>
            <table:table-row>
              <table:table-cell office:value-type="string">
                <text:p>0.8019560721</text:p>
              </table:table-cell>
              <table:table-cell office:value-type="float" office:value="500">
                <text:p>500</text:p>
              </table:table-cell>
              <table:table-cell office:value-type="float" office:value="6.338056">
                <text:p>6.338056</text:p>
              </table:table-cell>
              <table:table-cell office:value-type="float" office:value="500">
                <text:p>500</text:p>
              </table:table-cell>
              <table:table-cell office:value-type="float" office:value="15.2480625">
                <text:p>15.2480625</text:p>
              </table:table-cell>
            </table:table-row>
            <table:table-row>
              <table:table-cell office:value-type="string">
                <text:p>0.6118007096</text:p>
              </table:table-cell>
              <table:table-cell office:value-type="float" office:value="400">
                <text:p>400</text:p>
              </table:table-cell>
              <table:table-cell office:value-type="float" office:value="4.090729">
                <text:p>4.090729</text:p>
              </table:table-cell>
              <table:table-cell office:value-type="float" office:value="400">
                <text:p>400</text:p>
              </table:table-cell>
              <table:table-cell office:value-type="float" office:value="10.175903">
                <text:p>10.175903</text:p>
              </table:table-cell>
            </table:table-row>
            <table:table-row>
              <table:table-cell office:value-type="string">
                <text:p>0.365543017</text:p>
              </table:table-cell>
              <table:table-cell office:value-type="float" office:value="300">
                <text:p>300</text:p>
              </table:table-cell>
              <table:table-cell office:value-type="float" office:value="2.320294">
                <text:p>2.320294</text:p>
              </table:table-cell>
              <table:table-cell office:value-type="float" office:value="300">
                <text:p>300</text:p>
              </table:table-cell>
              <table:table-cell office:value-type="float" office:value="5.610871">
                <text:p>5.610871</text:p>
              </table:table-cell>
            </table:table-row>
            <table:table-row>
              <table:table-cell office:value-type="string">
                <text:p>-0.0194108398</text:p>
              </table:table-cell>
              <table:table-cell office:value-type="float" office:value="200">
                <text:p>200</text:p>
              </table:table-cell>
              <table:table-cell office:value-type="float" office:value="0.956289">
                <text:p>0.956289</text:p>
              </table:table-cell>
              <table:table-cell office:value-type="float" office:value="200">
                <text:p>200</text:p>
              </table:table-cell>
              <table:table-cell office:value-type="float" office:value="2.4641225">
                <text:p>2.4641225</text:p>
              </table:table-cell>
            </table:table-row>
            <table:table-row>
              <table:table-cell office:value-type="string">
                <text:p>-0.6229233444</text:p>
              </table:table-cell>
              <table:table-cell office:value-type="float" office:value="100">
                <text:p>100</text:p>
              </table:table-cell>
              <table:table-cell office:value-type="float" office:value="0.238274">
                <text:p>0.238274</text:p>
              </table:table-cell>
              <table:table-cell office:value-type="float" office:value="100">
                <text:p>100</text:p>
              </table:table-cell>
              <table:table-cell office:value-type="float" office:value="0.671787">
                <text:p>0.671787</text:p>
              </table:table-cell>
            </table:table-row>
            <table:table-row>
              <table:table-cell office:value-type="string">
                <text:p>-0.7079323115</text:p>
              </table:table-cell>
              <table:table-cell office:value-type="float" office:value="90">
                <text:p>90</text:p>
              </table:table-cell>
              <table:table-cell office:value-type="float" office:value="0.195915">
                <text:p>0.195915</text:p>
              </table:table-cell>
              <table:table-cell office:value-type="float" office:value="90">
                <text:p>90</text:p>
              </table:table-cell>
              <table:table-cell office:value-type="float" office:value="0.536433">
                <text:p>0.536433</text:p>
              </table:table-cell>
            </table:table-row>
            <table:table-row>
              <table:table-cell office:value-type="string">
                <text:p>-0.8137841209</text:p>
              </table:table-cell>
              <table:table-cell office:value-type="float" office:value="80">
                <text:p>80</text:p>
              </table:table-cell>
              <table:table-cell office:value-type="float" office:value="0.153538">
                <text:p>0.153538</text:p>
              </table:table-cell>
              <table:table-cell office:value-type="float" office:value="80">
                <text:p>80</text:p>
              </table:table-cell>
              <table:table-cell office:value-type="float" office:value="0.416065">
                <text:p>0.416065</text:p>
              </table:table-cell>
            </table:table-row>
            <table:table-row>
              <table:table-cell office:value-type="string">
                <text:p>-0.8975199858</text:p>
              </table:table-cell>
              <table:table-cell office:value-type="float" office:value="70">
                <text:p>70</text:p>
              </table:table-cell>
              <table:table-cell office:value-type="float" office:value="0.1266135">
                <text:p>0.1266135</text:p>
              </table:table-cell>
              <table:table-cell office:value-type="float" office:value="70">
                <text:p>70</text:p>
              </table:table-cell>
              <table:table-cell office:value-type="float" office:value="0.328235">
                <text:p>0.328235</text:p>
              </table:table-cell>
            </table:table-row>
            <table:table-row>
              <table:table-cell office:value-type="string">
                <text:p>-0.9286114548</text:p>
              </table:table-cell>
              <table:table-cell office:value-type="float" office:value="60">
                <text:p>60</text:p>
              </table:table-cell>
              <table:table-cell office:value-type="float" office:value="0.117866">
                <text:p>0.117866</text:p>
              </table:table-cell>
              <table:table-cell office:value-type="float" office:value="60">
                <text:p>60</text:p>
              </table:table-cell>
              <table:table-cell office:value-type="float" office:value="0.243891">
                <text:p>0.243891</text:p>
              </table:table-cell>
            </table:table-row>
            <table:table-row>
              <table:table-cell office:value-type="string">
                <text:p>-0.9796366453</text:p>
              </table:table-cell>
              <table:table-cell office:value-type="float" office:value="50">
                <text:p>50</text:p>
              </table:table-cell>
              <table:table-cell office:value-type="float" office:value="0.1048005">
                <text:p>0.1048005</text:p>
              </table:table-cell>
              <table:table-cell office:value-type="float" office:value="50">
                <text:p>50</text:p>
              </table:table-cell>
              <table:table-cell office:value-type="float" office:value="0.17563">
                <text:p>0.17563</text:p>
              </table:table-cell>
            </table:table-row>
            <table:table-row>
              <table:table-cell office:value-type="string">
                <text:p>-0.9801445837</text:p>
              </table:table-cell>
              <table:table-cell office:value-type="float" office:value="40">
                <text:p>40</text:p>
              </table:table-cell>
              <table:table-cell office:value-type="float" office:value="0.104678">
                <text:p>0.104678</text:p>
              </table:table-cell>
              <table:table-cell office:value-type="float" office:value="40">
                <text:p>40</text:p>
              </table:table-cell>
              <table:table-cell office:value-type="float" office:value="0.1270045">
                <text:p>0.1270045</text:p>
              </table:table-cell>
            </table:table-row>
            <table:table-row>
              <table:table-cell office:value-type="string">
                <text:p>-1.0349347726</text:p>
              </table:table-cell>
              <table:table-cell office:value-type="float" office:value="30">
                <text:p>30</text:p>
              </table:table-cell>
              <table:table-cell office:value-type="float" office:value="0.092271">
                <text:p>0.092271</text:p>
              </table:table-cell>
              <table:table-cell office:value-type="float" office:value="30">
                <text:p>30</text:p>
              </table:table-cell>
              <table:table-cell office:value-type="float" office:value="0.0785255">
                <text:p>0.0785255</text:p>
              </table:table-cell>
            </table:table-row>
            <table:table-row>
              <table:table-cell office:value-type="string">
                <text:p>-0.9653695383</text:p>
              </table:table-cell>
              <table:table-cell office:value-type="float" office:value="20">
                <text:p>20</text:p>
              </table:table-cell>
              <table:table-cell office:value-type="float" office:value="0.1083005">
                <text:p>0.1083005</text:p>
              </table:table-cell>
              <table:table-cell office:value-type="float" office:value="20">
                <text:p>20</text:p>
              </table:table-cell>
              <table:table-cell office:value-type="float" office:value="0.040459">
                <text:p>0.040459</text:p>
              </table:table-cell>
            </table:table-row>
            <table:table-row>
              <table:table-cell office:value-type="string">
                <text:p>-0.9282339427</text:p>
              </table:table-cell>
              <table:table-cell office:value-type="float" office:value="10">
                <text:p>10</text:p>
              </table:table-cell>
              <table:table-cell office:value-type="float" office:value="0.1179685">
                <text:p>0.1179685</text:p>
              </table:table-cell>
              <table:table-cell office:value-type="float" office:value="10">
                <text:p>10</text:p>
              </table:table-cell>
              <table:table-cell office:value-type="float" office:value="0.040459">
                <text:p>0.040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draw:stroke="dash" draw:stroke-dash="Ultrafine_20_Dashed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37cm" svg:height="12.941cm" xlink:href=".." xlink:type="simple" chart:class="chart:scatter" chart:style-name="ch1">
        <chart:legend chart:legend-position="end" svg:x="18.829cm" svg:y="5.05cm" chart:style-name="ch2"/>
        <chart:plot-area chart:style-name="ch3" table:cell-range-address="Paraffin.B3:Paraffin.B18 Paraffin.A3:Paraffin.A3 Paraffin.F3:Paraffin.F18 Paraffin.A97:Paraffin.A97 Paraffin.F97:Paraffin.F113 Paraffin.A79:Paraffin.A79 Paraffin.F79:Paraffin.F95 Paraffin.A59:Paraffin.A59 Paraffin.F59:Paraffin.F75 Paraffin.A41:Paraffin.A41 Paraffin.F41:Paraffin.F57 Paraffin.A22:Paraffin.A22 Paraffin.F22:Paraffin.F38" chart:data-source-has-labels="row" svg:x="0.878cm" svg:y="1.167cm" svg:width="17.095cm" svg:height="11.096cm">
          <chartooo:coordinate-region svg:x="1.79cm" svg:y="1.366cm" svg:width="15.811cm" svg:height="10.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affin.F3:Paraffin.F18" chart:label-cell-address="Paraffin.A3:Paraffin.A3" chart:class="chart:scatter">
            <chart:domain table:cell-range-address="Paraffin.B3:Paraffin.B18"/>
            <chart:data-point chart:repeated="16"/>
          </chart:series>
          <chart:series chart:style-name="ch8" chart:values-cell-range-address="Paraffin.F97:Paraffin.F113" chart:label-cell-address="Paraffin.A97:Paraffin.A97" chart:class="chart:scatter">
            <chart:domain table:cell-range-address="Paraffin.B97:Paraffin.B113"/>
            <chart:data-point chart:repeated="17"/>
          </chart:series>
          <chart:series chart:style-name="ch9" chart:values-cell-range-address="Paraffin.F79:Paraffin.F95" chart:label-cell-address="Paraffin.A79:Paraffin.A79" chart:class="chart:scatter">
            <chart:domain table:cell-range-address="Paraffin.B79:Paraffin.B95"/>
            <chart:data-point chart:repeated="17"/>
          </chart:series>
          <chart:series chart:style-name="ch10" chart:values-cell-range-address="Paraffin.F59:Paraffin.F75" chart:label-cell-address="Paraffin.A59:Paraffin.A59" chart:class="chart:scatter">
            <chart:domain table:cell-range-address="Paraffin.B59:Paraffin.C75"/>
            <chart:data-point chart:repeated="34"/>
          </chart:series>
          <chart:series chart:style-name="ch11" chart:values-cell-range-address="Paraffin.F41:Paraffin.F57" chart:label-cell-address="Paraffin.A41:Paraffin.A41" chart:class="chart:scatter">
            <chart:domain table:cell-range-address="Paraffin.B41:Paraffin.B57"/>
            <chart:data-point chart:repeated="17"/>
          </chart:series>
          <chart:series chart:style-name="ch12" chart:values-cell-range-address="Paraffin.F22:Paraffin.F38" chart:label-cell-address="Paraffin.A22:Paraffin.A22" chart:class="chart:scatter">
            <chart:domain table:cell-range-address="Paraffin.B22:Paraffin.B38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ewton 16</text:p>
                <draw:g>
                  <svg:desc>Paraffin.A3:Paraffin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ewton0-16</text:p>
                <draw:g>
                  <svg:desc>Paraffin.A97:Paraffin.A9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ewton0 -1</text:p>
                <draw:g>
                  <svg:desc>Paraffin.A79:Paraffin.A79</svg:desc>
                </draw:g>
              </table:table-cell>
              <table:table-cell office:value-type="string">
                <text:p>Column B Column C</text:p>
              </table:table-cell>
              <table:table-cell office:value-type="string">
                <text:p>Spim 16</text:p>
                <draw:g>
                  <svg:desc>Paraffin.A59:Paraffin.A5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sim 1</text:p>
                <draw:g>
                  <svg:desc>Paraffin.A41:Paraffin.A4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ewton 1</text:p>
                <draw:g>
                  <svg:desc>Paraffin.A22:Paraffin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Paraffin.B3:Paraffin.B18</svg:desc>
                </draw:g>
              </table:table-cell>
              <table:table-cell office:value-type="float" office:value="9.539655">
                <text:p>9.539655</text:p>
                <draw:g>
                  <svg:desc>Paraffin.F3:Paraffin.F18</svg:desc>
                </draw:g>
              </table:table-cell>
              <table:table-cell office:value-type="float" office:value="800">
                <text:p>800</text:p>
                <draw:g>
                  <svg:desc>Paraffin.B97:Paraffin.B113</svg:desc>
                </draw:g>
              </table:table-cell>
              <table:table-cell office:value-type="float" office:value="10.148177">
                <text:p>10.148177</text:p>
                <draw:g>
                  <svg:desc>Paraffin.F97:Paraffin.F113</svg:desc>
                </draw:g>
              </table:table-cell>
              <table:table-cell office:value-type="float" office:value="800">
                <text:p>800</text:p>
                <draw:g>
                  <svg:desc>Paraffin.B79:Paraffin.B95</svg:desc>
                </draw:g>
              </table:table-cell>
              <table:table-cell office:value-type="float" office:value="64.770708">
                <text:p>64.770708</text:p>
                <draw:g>
                  <svg:desc>Paraffin.F79:Paraffin.F95</svg:desc>
                </draw:g>
              </table:table-cell>
              <table:table-cell office:value-type="float" office:value="800">
                <text:p>800</text:p>
                <draw:g>
                  <svg:desc>Paraffin.B59:Paraffin.C75</svg:desc>
                </draw:g>
              </table:table-cell>
              <table:table-cell office:value-type="float" office:value="34.053986">
                <text:p>34.053986</text:p>
                <draw:g>
                  <svg:desc>Paraffin.F59:Paraffin.F75</svg:desc>
                </draw:g>
              </table:table-cell>
              <table:table-cell office:value-type="float" office:value="800">
                <text:p>800</text:p>
                <draw:g>
                  <svg:desc>Paraffin.B41:Paraffin.B57</svg:desc>
                </draw:g>
              </table:table-cell>
              <table:table-cell office:value-type="float" office:value="76.731839">
                <text:p>76.731839</text:p>
                <draw:g>
                  <svg:desc>Paraffin.F41:Paraffin.F57</svg:desc>
                </draw:g>
              </table:table-cell>
              <table:table-cell office:value-type="float" office:value="800">
                <text:p>800</text:p>
                <draw:g>
                  <svg:desc>Paraffin.B22:Paraffin.B38</svg:desc>
                </draw:g>
              </table:table-cell>
              <table:table-cell office:value-type="float" office:value="11.374179">
                <text:p>11.374179</text:p>
                <draw:g>
                  <svg:desc>Paraffin.F22:Paraffin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7.948168">
                <text:p>7.948168</text:p>
              </table:table-cell>
              <table:table-cell office:value-type="float" office:value="700">
                <text:p>700</text:p>
              </table:table-cell>
              <table:table-cell office:value-type="float" office:value="8.146947">
                <text:p>8.146947</text:p>
              </table:table-cell>
              <table:table-cell office:value-type="float" office:value="700">
                <text:p>700</text:p>
              </table:table-cell>
              <table:table-cell office:value-type="float" office:value="53.258107">
                <text:p>53.258107</text:p>
              </table:table-cell>
              <table:table-cell office:value-type="float" office:value="700">
                <text:p>700</text:p>
              </table:table-cell>
              <table:table-cell office:value-type="float" office:value="26.196378">
                <text:p>26.196378</text:p>
              </table:table-cell>
              <table:table-cell office:value-type="float" office:value="700">
                <text:p>700</text:p>
              </table:table-cell>
              <table:table-cell office:value-type="float" office:value="59.966346">
                <text:p>59.966346</text:p>
              </table:table-cell>
              <table:table-cell office:value-type="float" office:value="700">
                <text:p>700</text:p>
              </table:table-cell>
              <table:table-cell office:value-type="float" office:value="9.857003">
                <text:p>9.857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7.098204">
                <text:p>7.098204</text:p>
              </table:table-cell>
              <table:table-cell office:value-type="float" office:value="600">
                <text:p>600</text:p>
              </table:table-cell>
              <table:table-cell office:value-type="float" office:value="7.072279">
                <text:p>7.072279</text:p>
              </table:table-cell>
              <table:table-cell office:value-type="float" office:value="600">
                <text:p>600</text:p>
              </table:table-cell>
              <table:table-cell office:value-type="float" office:value="41.687076">
                <text:p>41.687076</text:p>
              </table:table-cell>
              <table:table-cell office:value-type="float" office:value="600">
                <text:p>600</text:p>
              </table:table-cell>
              <table:table-cell office:value-type="float" office:value="19.391411">
                <text:p>19.391411</text:p>
              </table:table-cell>
              <table:table-cell office:value-type="float" office:value="600">
                <text:p>600</text:p>
              </table:table-cell>
              <table:table-cell office:value-type="float" office:value="43.782597">
                <text:p>43.782597</text:p>
              </table:table-cell>
              <table:table-cell office:value-type="float" office:value="600">
                <text:p>600</text:p>
              </table:table-cell>
              <table:table-cell office:value-type="float" office:value="8.502059">
                <text:p>8.502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75954">
                <text:p>5.75954</text:p>
              </table:table-cell>
              <table:table-cell office:value-type="float" office:value="500">
                <text:p>500</text:p>
              </table:table-cell>
              <table:table-cell office:value-type="float" office:value="6.05265">
                <text:p>6.05265</text:p>
              </table:table-cell>
              <table:table-cell office:value-type="float" office:value="500">
                <text:p>500</text:p>
              </table:table-cell>
              <table:table-cell office:value-type="float" office:value="27.61335">
                <text:p>27.61335</text:p>
              </table:table-cell>
              <table:table-cell office:value-type="float" office:value="500">
                <text:p>500</text:p>
              </table:table-cell>
              <table:table-cell office:value-type="float" office:value="13.170872">
                <text:p>13.170872</text:p>
              </table:table-cell>
              <table:table-cell office:value-type="float" office:value="500">
                <text:p>500</text:p>
              </table:table-cell>
              <table:table-cell office:value-type="float" office:value="29.914005">
                <text:p>29.914005</text:p>
              </table:table-cell>
              <table:table-cell office:value-type="float" office:value="500">
                <text:p>500</text:p>
              </table:table-cell>
              <table:table-cell office:value-type="float" office:value="7.011457">
                <text:p>7.011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4.596879">
                <text:p>4.596879</text:p>
              </table:table-cell>
              <table:table-cell office:value-type="float" office:value="400">
                <text:p>400</text:p>
              </table:table-cell>
              <table:table-cell office:value-type="float" office:value="4.585277">
                <text:p>4.585277</text:p>
              </table:table-cell>
              <table:table-cell office:value-type="float" office:value="400">
                <text:p>400</text:p>
              </table:table-cell>
              <table:table-cell office:value-type="float" office:value="17.538614">
                <text:p>17.538614</text:p>
              </table:table-cell>
              <table:table-cell office:value-type="float" office:value="400">
                <text:p>400</text:p>
              </table:table-cell>
              <table:table-cell office:value-type="float" office:value="8.353396">
                <text:p>8.353396</text:p>
              </table:table-cell>
              <table:table-cell office:value-type="float" office:value="400">
                <text:p>400</text:p>
              </table:table-cell>
              <table:table-cell office:value-type="float" office:value="18.900287">
                <text:p>18.900287</text:p>
              </table:table-cell>
              <table:table-cell office:value-type="float" office:value="400">
                <text:p>400</text:p>
              </table:table-cell>
              <table:table-cell office:value-type="float" office:value="5.770797">
                <text:p>5.770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408122">
                <text:p>3.408122</text:p>
              </table:table-cell>
              <table:table-cell office:value-type="float" office:value="300">
                <text:p>300</text:p>
              </table:table-cell>
              <table:table-cell office:value-type="float" office:value="3.348697">
                <text:p>3.348697</text:p>
              </table:table-cell>
              <table:table-cell office:value-type="float" office:value="300">
                <text:p>300</text:p>
              </table:table-cell>
              <table:table-cell office:value-type="float" office:value="9.965518">
                <text:p>9.965518</text:p>
              </table:table-cell>
              <table:table-cell office:value-type="float" office:value="300">
                <text:p>300</text:p>
              </table:table-cell>
              <table:table-cell office:value-type="float" office:value="4.565293">
                <text:p>4.565293</text:p>
              </table:table-cell>
              <table:table-cell office:value-type="float" office:value="300">
                <text:p>300</text:p>
              </table:table-cell>
              <table:table-cell office:value-type="float" office:value="10.80345">
                <text:p>10.80345</text:p>
              </table:table-cell>
              <table:table-cell office:value-type="float" office:value="300">
                <text:p>300</text:p>
              </table:table-cell>
              <table:table-cell office:value-type="float" office:value="4.256584">
                <text:p>4.256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.148487">
                <text:p>2.148487</text:p>
              </table:table-cell>
              <table:table-cell office:value-type="float" office:value="200">
                <text:p>200</text:p>
              </table:table-cell>
              <table:table-cell office:value-type="float" office:value="2.237404">
                <text:p>2.237404</text:p>
              </table:table-cell>
              <table:table-cell office:value-type="float" office:value="200">
                <text:p>200</text:p>
              </table:table-cell>
              <table:table-cell office:value-type="float" office:value="4.41018">
                <text:p>4.41018</text:p>
              </table:table-cell>
              <table:table-cell office:value-type="float" office:value="200">
                <text:p>200</text:p>
              </table:table-cell>
              <table:table-cell office:value-type="float" office:value="1.932617">
                <text:p>1.932617</text:p>
              </table:table-cell>
              <table:table-cell office:value-type="float" office:value="200">
                <text:p>200</text:p>
              </table:table-cell>
              <table:table-cell office:value-type="float" office:value="4.859083">
                <text:p>4.859083</text:p>
              </table:table-cell>
              <table:table-cell office:value-type="float" office:value="200">
                <text:p>200</text:p>
              </table:table-cell>
              <table:table-cell office:value-type="float" office:value="2.817174">
                <text:p>2.817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152828">
                <text:p>1.152828</text:p>
              </table:table-cell>
              <table:table-cell office:value-type="float" office:value="100">
                <text:p>100</text:p>
              </table:table-cell>
              <table:table-cell office:value-type="float" office:value="1.103111">
                <text:p>1.103111</text:p>
              </table:table-cell>
              <table:table-cell office:value-type="float" office:value="100">
                <text:p>100</text:p>
              </table:table-cell>
              <table:table-cell office:value-type="float" office:value="1.110809">
                <text:p>1.110809</text:p>
              </table:table-cell>
              <table:table-cell office:value-type="float" office:value="100">
                <text:p>100</text:p>
              </table:table-cell>
              <table:table-cell office:value-type="float" office:value="0.482937">
                <text:p>0.482937</text:p>
              </table:table-cell>
              <table:table-cell office:value-type="float" office:value="100">
                <text:p>100</text:p>
              </table:table-cell>
              <table:table-cell office:value-type="float" office:value="1.248952">
                <text:p>1.248952</text:p>
              </table:table-cell>
              <table:table-cell office:value-type="float" office:value="100">
                <text:p>100</text:p>
              </table:table-cell>
              <table:table-cell office:value-type="float" office:value="1.335216">
                <text:p>1.335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970306">
                <text:p>0.970306</text:p>
              </table:table-cell>
              <table:table-cell office:value-type="float" office:value="90">
                <text:p>90</text:p>
              </table:table-cell>
              <table:table-cell office:value-type="float" office:value="0.937979">
                <text:p>0.937979</text:p>
              </table:table-cell>
              <table:table-cell office:value-type="float" office:value="90">
                <text:p>90</text:p>
              </table:table-cell>
              <table:table-cell office:value-type="float" office:value="0.892982">
                <text:p>0.892982</text:p>
              </table:table-cell>
              <table:table-cell office:value-type="float" office:value="90">
                <text:p>90</text:p>
              </table:table-cell>
              <table:table-cell office:value-type="float" office:value="0.40497">
                <text:p>0.40497</text:p>
              </table:table-cell>
              <table:table-cell office:value-type="float" office:value="90">
                <text:p>90</text:p>
              </table:table-cell>
              <table:table-cell office:value-type="float" office:value="1.073558">
                <text:p>1.073558</text:p>
              </table:table-cell>
              <table:table-cell office:value-type="float" office:value="90">
                <text:p>90</text:p>
              </table:table-cell>
              <table:table-cell office:value-type="float" office:value="1.236583">
                <text:p>1.236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002324">
                <text:p>1.002324</text:p>
              </table:table-cell>
              <table:table-cell office:value-type="float" office:value="80">
                <text:p>80</text:p>
              </table:table-cell>
              <table:table-cell office:value-type="float" office:value="0.975924">
                <text:p>0.975924</text:p>
              </table:table-cell>
              <table:table-cell office:value-type="float" office:value="80">
                <text:p>80</text:p>
              </table:table-cell>
              <table:table-cell office:value-type="float" office:value="0.707101">
                <text:p>0.707101</text:p>
              </table:table-cell>
              <table:table-cell office:value-type="float" office:value="80">
                <text:p>80</text:p>
              </table:table-cell>
              <table:table-cell office:value-type="float" office:value="0.341746">
                <text:p>0.341746</text:p>
              </table:table-cell>
              <table:table-cell office:value-type="float" office:value="80">
                <text:p>80</text:p>
              </table:table-cell>
              <table:table-cell office:value-type="float" office:value="0.849163">
                <text:p>0.849163</text:p>
              </table:table-cell>
              <table:table-cell office:value-type="float" office:value="80">
                <text:p>80</text:p>
              </table:table-cell>
              <table:table-cell office:value-type="float" office:value="1.020283">
                <text:p>1.020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797838">
                <text:p>0.797838</text:p>
              </table:table-cell>
              <table:table-cell office:value-type="float" office:value="70">
                <text:p>70</text:p>
              </table:table-cell>
              <table:table-cell office:value-type="float" office:value="0.874284">
                <text:p>0.874284</text:p>
              </table:table-cell>
              <table:table-cell office:value-type="float" office:value="70">
                <text:p>70</text:p>
              </table:table-cell>
              <table:table-cell office:value-type="float" office:value="0.563283">
                <text:p>0.563283</text:p>
              </table:table-cell>
              <table:table-cell office:value-type="float" office:value="70">
                <text:p>70</text:p>
              </table:table-cell>
              <table:table-cell office:value-type="float" office:value="0.255743">
                <text:p>0.255743</text:p>
              </table:table-cell>
              <table:table-cell office:value-type="float" office:value="70">
                <text:p>70</text:p>
              </table:table-cell>
              <table:table-cell office:value-type="float" office:value="0.718831">
                <text:p>0.718831</text:p>
              </table:table-cell>
              <table:table-cell office:value-type="float" office:value="70">
                <text:p>70</text:p>
              </table:table-cell>
              <table:table-cell office:value-type="float" office:value="0.893051">
                <text:p>0.893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69011">
                <text:p>0.669011</text:p>
              </table:table-cell>
              <table:table-cell office:value-type="float" office:value="60">
                <text:p>60</text:p>
              </table:table-cell>
              <table:table-cell office:value-type="float" office:value="0.660156">
                <text:p>0.660156</text:p>
              </table:table-cell>
              <table:table-cell office:value-type="float" office:value="60">
                <text:p>60</text:p>
              </table:table-cell>
              <table:table-cell office:value-type="float" office:value="0.400781">
                <text:p>0.400781</text:p>
              </table:table-cell>
              <table:table-cell office:value-type="float" office:value="60">
                <text:p>60</text:p>
              </table:table-cell>
              <table:table-cell office:value-type="float" office:value="0.313692">
                <text:p>0.313692</text:p>
              </table:table-cell>
              <table:table-cell office:value-type="float" office:value="60">
                <text:p>60</text:p>
              </table:table-cell>
              <table:table-cell office:value-type="float" office:value="0.482549">
                <text:p>0.482549</text:p>
              </table:table-cell>
              <table:table-cell office:value-type="float" office:value="60">
                <text:p>60</text:p>
              </table:table-cell>
              <table:table-cell office:value-type="float" office:value="0.772621">
                <text:p>0.772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666574">
                <text:p>0.666574</text:p>
              </table:table-cell>
              <table:table-cell office:value-type="float" office:value="50">
                <text:p>50</text:p>
              </table:table-cell>
              <table:table-cell office:value-type="float" office:value="0.628161">
                <text:p>0.628161</text:p>
              </table:table-cell>
              <table:table-cell office:value-type="float" office:value="50">
                <text:p>50</text:p>
              </table:table-cell>
              <table:table-cell office:value-type="float" office:value="0.284751">
                <text:p>0.284751</text:p>
              </table:table-cell>
              <table:table-cell office:value-type="float" office:value="50">
                <text:p>50</text:p>
              </table:table-cell>
              <table:table-cell office:value-type="float" office:value="0.253956">
                <text:p>0.253956</text:p>
              </table:table-cell>
              <table:table-cell office:value-type="float" office:value="50">
                <text:p>50</text:p>
              </table:table-cell>
              <table:table-cell office:value-type="float" office:value="0.393201">
                <text:p>0.393201</text:p>
              </table:table-cell>
              <table:table-cell office:value-type="float" office:value="50">
                <text:p>50</text:p>
              </table:table-cell>
              <table:table-cell office:value-type="float" office:value="0.625047">
                <text:p>0.625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.033878">
                <text:p>1.033878</text:p>
              </table:table-cell>
              <table:table-cell office:value-type="float" office:value="40">
                <text:p>40</text:p>
              </table:table-cell>
              <table:table-cell office:value-type="float" office:value="0.434138">
                <text:p>0.434138</text:p>
              </table:table-cell>
              <table:table-cell office:value-type="float" office:value="40">
                <text:p>40</text:p>
              </table:table-cell>
              <table:table-cell office:value-type="float" office:value="0.182516">
                <text:p>0.182516</text:p>
              </table:table-cell>
              <table:table-cell office:value-type="float" office:value="40">
                <text:p>40</text:p>
              </table:table-cell>
              <table:table-cell office:value-type="float" office:value="0.317686">
                <text:p>0.317686</text:p>
              </table:table-cell>
              <table:table-cell office:value-type="float" office:value="40">
                <text:p>40</text:p>
              </table:table-cell>
              <table:table-cell office:value-type="float" office:value="0.254878">
                <text:p>0.254878</text:p>
              </table:table-cell>
              <table:table-cell office:value-type="float" office:value="40">
                <text:p>40</text:p>
              </table:table-cell>
              <table:table-cell office:value-type="float" office:value="0.52545">
                <text:p>0.52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343335">
                <text:p>0.343335</text:p>
              </table:table-cell>
              <table:table-cell office:value-type="float" office:value="30">
                <text:p>30</text:p>
              </table:table-cell>
              <table:table-cell office:value-type="float" office:value="0.294668">
                <text:p>0.294668</text:p>
              </table:table-cell>
              <table:table-cell office:value-type="float" office:value="30">
                <text:p>30</text:p>
              </table:table-cell>
              <table:table-cell office:value-type="float" office:value="0.111038">
                <text:p>0.111038</text:p>
              </table:table-cell>
              <table:table-cell office:value-type="float" office:value="30">
                <text:p>30</text:p>
              </table:table-cell>
              <table:table-cell office:value-type="float" office:value="0.263841">
                <text:p>0.263841</text:p>
              </table:table-cell>
              <table:table-cell office:value-type="float" office:value="30">
                <text:p>30</text:p>
              </table:table-cell>
              <table:table-cell office:value-type="float" office:value="0.209945">
                <text:p>0.209945</text:p>
              </table:table-cell>
              <table:table-cell office:value-type="float" office:value="30">
                <text:p>30</text:p>
              </table:table-cell>
              <table:table-cell office:value-type="float" office:value="0.331526">
                <text:p>0.331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66453">
                <text:p>0.366453</text:p>
              </table:table-cell>
              <table:table-cell office:value-type="float" office:value="20">
                <text:p>20</text:p>
              </table:table-cell>
              <table:table-cell office:value-type="float" office:value="0.284317">
                <text:p>0.284317</text:p>
              </table:table-cell>
              <table:table-cell office:value-type="float" office:value="20">
                <text:p>20</text:p>
              </table:table-cell>
              <table:table-cell office:value-type="float" office:value="0.047358">
                <text:p>0.047358</text:p>
              </table:table-cell>
              <table:table-cell office:value-type="float" office:value="20">
                <text:p>20</text:p>
              </table:table-cell>
              <table:table-cell office:value-type="float" office:value="0.247684">
                <text:p>0.247684</text:p>
              </table:table-cell>
              <table:table-cell office:value-type="float" office:value="20">
                <text:p>20</text:p>
              </table:table-cell>
              <table:table-cell office:value-type="float" office:value="0.139408">
                <text:p>0.139408</text:p>
              </table:table-cell>
              <table:table-cell office:value-type="float" office:value="20">
                <text:p>20</text:p>
              </table:table-cell>
              <table:table-cell office:value-type="float" office:value="0.200147">
                <text:p>0.200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79108">
                <text:p>0.279108</text:p>
              </table:table-cell>
              <table:table-cell office:value-type="float" office:value="10">
                <text:p>10</text:p>
              </table:table-cell>
              <table:table-cell office:value-type="float" office:value="0.014503">
                <text:p>0.014503</text:p>
              </table:table-cell>
              <table:table-cell office:value-type="float" office:value="10">
                <text:p>10</text:p>
              </table:table-cell>
              <table:table-cell office:value-type="float" office:value="0.289016">
                <text:p>0.289016</text:p>
              </table:table-cell>
              <table:table-cell office:value-type="float" office:value="10">
                <text:p>10</text:p>
              </table:table-cell>
              <table:table-cell office:value-type="float" office:value="0.04691">
                <text:p>0.04691</text:p>
              </table:table-cell>
              <table:table-cell office:value-type="float" office:value="10">
                <text:p>10</text:p>
              </table:table-cell>
              <table:table-cell office:value-type="float" office:value="0.048057">
                <text:p>0.048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63963">
                <text:p>0.00066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25581">
                <text:p>0.00052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31345">
                <text:p>0.00033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03882">
                <text:p>0.00020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29849">
                <text:p>0.000129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9105">
                <text:p>0.0000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57433">
                <text:p>0.000057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9788">
                <text:p>0.00002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7961">
                <text:p>0.00002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6514">
                <text:p>0.00002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2476">
                <text:p>0.00002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289">
                <text:p>0.0000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722">
                <text:p>0.0000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5662">
                <text:p>0.00001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561">
                <text:p>0.00001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8105">
                <text:p>0.00000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447">
                <text:p>0.00000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94cm" svg:height="12.042cm" xlink:href=".." xlink:type="simple" chart:class="chart:scatter" chart:style-name="ch1">
        <chart:legend chart:legend-position="end" svg:x="18.886cm" svg:y="5.501cm" chart:style-name="ch2"/>
        <chart:plot-area chart:style-name="ch3" table:cell-range-address="Paraffin.B79:Paraffin.B95 Paraffin.A79:Paraffin.A79 Paraffin.F79:Paraffin.F95 Paraffin.A97:Paraffin.A97 Paraffin.F97:Paraffin.F113" chart:data-source-has-labels="row" svg:x="0.879cm" svg:y="1.095cm" svg:width="17.149cm" svg:height="10.287cm">
          <chartooo:coordinate-region svg:x="1.791cm" svg:y="1.294cm" svg:width="15.865cm" svg:height="9.4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raffin.F79:Paraffin.F95" chart:label-cell-address="Paraffin.A79:Paraffin.A79" chart:class="chart:scatter">
            <chart:domain table:cell-range-address="Paraffin.B79:Paraffin.B95"/>
            <chart:data-point chart:repeated="17"/>
          </chart:series>
          <chart:series chart:style-name="ch7" chart:values-cell-range-address="Paraffin.F97:Paraffin.F113" chart:label-cell-address="Paraffin.A97:Paraffin.A97" chart:class="chart:scatter">
            <chart:domain table:cell-range-address="Paraffin.B97:Paraffin.B113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ewton0 -1</text:p>
                <draw:g>
                  <svg:desc>Paraffin.A79:Paraffin.A7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ewton0-16</text:p>
                <draw:g>
                  <svg:desc>Paraffin.A97:Paraffin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Paraffin.B79:Paraffin.B95</svg:desc>
                </draw:g>
              </table:table-cell>
              <table:table-cell office:value-type="float" office:value="64.770708">
                <text:p>64.770708</text:p>
                <draw:g>
                  <svg:desc>Paraffin.F79:Paraffin.F95</svg:desc>
                </draw:g>
              </table:table-cell>
              <table:table-cell office:value-type="float" office:value="800">
                <text:p>800</text:p>
                <draw:g>
                  <svg:desc>Paraffin.B97:Paraffin.B113</svg:desc>
                </draw:g>
              </table:table-cell>
              <table:table-cell office:value-type="float" office:value="10.148177">
                <text:p>10.148177</text:p>
                <draw:g>
                  <svg:desc>Paraffin.F97:Paraffin.F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3.258107">
                <text:p>53.258107</text:p>
              </table:table-cell>
              <table:table-cell office:value-type="float" office:value="700">
                <text:p>700</text:p>
              </table:table-cell>
              <table:table-cell office:value-type="float" office:value="8.146947">
                <text:p>8.146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41.687076">
                <text:p>41.687076</text:p>
              </table:table-cell>
              <table:table-cell office:value-type="float" office:value="600">
                <text:p>600</text:p>
              </table:table-cell>
              <table:table-cell office:value-type="float" office:value="7.072279">
                <text:p>7.072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7.61335">
                <text:p>27.61335</text:p>
              </table:table-cell>
              <table:table-cell office:value-type="float" office:value="500">
                <text:p>500</text:p>
              </table:table-cell>
              <table:table-cell office:value-type="float" office:value="6.05265">
                <text:p>6.05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7.538614">
                <text:p>17.538614</text:p>
              </table:table-cell>
              <table:table-cell office:value-type="float" office:value="400">
                <text:p>400</text:p>
              </table:table-cell>
              <table:table-cell office:value-type="float" office:value="4.585277">
                <text:p>4.585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9.965518">
                <text:p>9.965518</text:p>
              </table:table-cell>
              <table:table-cell office:value-type="float" office:value="300">
                <text:p>300</text:p>
              </table:table-cell>
              <table:table-cell office:value-type="float" office:value="3.348697">
                <text:p>3.348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41018">
                <text:p>4.41018</text:p>
              </table:table-cell>
              <table:table-cell office:value-type="float" office:value="200">
                <text:p>200</text:p>
              </table:table-cell>
              <table:table-cell office:value-type="float" office:value="2.237404">
                <text:p>2.237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110809">
                <text:p>1.110809</text:p>
              </table:table-cell>
              <table:table-cell office:value-type="float" office:value="100">
                <text:p>100</text:p>
              </table:table-cell>
              <table:table-cell office:value-type="float" office:value="1.103111">
                <text:p>1.103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892982">
                <text:p>0.892982</text:p>
              </table:table-cell>
              <table:table-cell office:value-type="float" office:value="90">
                <text:p>90</text:p>
              </table:table-cell>
              <table:table-cell office:value-type="float" office:value="0.937979">
                <text:p>0.937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707101">
                <text:p>0.707101</text:p>
              </table:table-cell>
              <table:table-cell office:value-type="float" office:value="80">
                <text:p>80</text:p>
              </table:table-cell>
              <table:table-cell office:value-type="float" office:value="0.975924">
                <text:p>0.975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63283">
                <text:p>0.563283</text:p>
              </table:table-cell>
              <table:table-cell office:value-type="float" office:value="70">
                <text:p>70</text:p>
              </table:table-cell>
              <table:table-cell office:value-type="float" office:value="0.874284">
                <text:p>0.874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400781">
                <text:p>0.400781</text:p>
              </table:table-cell>
              <table:table-cell office:value-type="float" office:value="60">
                <text:p>60</text:p>
              </table:table-cell>
              <table:table-cell office:value-type="float" office:value="0.660156">
                <text:p>0.660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284751">
                <text:p>0.284751</text:p>
              </table:table-cell>
              <table:table-cell office:value-type="float" office:value="50">
                <text:p>50</text:p>
              </table:table-cell>
              <table:table-cell office:value-type="float" office:value="0.628161">
                <text:p>0.628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82516">
                <text:p>0.182516</text:p>
              </table:table-cell>
              <table:table-cell office:value-type="float" office:value="40">
                <text:p>40</text:p>
              </table:table-cell>
              <table:table-cell office:value-type="float" office:value="0.434138">
                <text:p>0.434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11038">
                <text:p>0.111038</text:p>
              </table:table-cell>
              <table:table-cell office:value-type="float" office:value="30">
                <text:p>30</text:p>
              </table:table-cell>
              <table:table-cell office:value-type="float" office:value="0.294668">
                <text:p>0.294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47358">
                <text:p>0.047358</text:p>
              </table:table-cell>
              <table:table-cell office:value-type="float" office:value="20">
                <text:p>20</text:p>
              </table:table-cell>
              <table:table-cell office:value-type="float" office:value="0.284317">
                <text:p>0.284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14503">
                <text:p>0.014503</text:p>
              </table:table-cell>
              <table:table-cell office:value-type="float" office:value="10">
                <text:p>10</text:p>
              </table:table-cell>
              <table:table-cell office:value-type="float" office:value="0.279108">
                <text:p>0.2791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15cm" svg:height="12.227cm" xlink:href=".." xlink:type="simple" chart:class="chart:scatter" chart:style-name="ch1">
        <chart:legend chart:legend-position="end" svg:x="19.136cm" svg:y="5.593cm" chart:style-name="ch2"/>
        <chart:plot-area chart:style-name="ch3" table:cell-range-address="Paraffin.B41:Paraffin.B57 Paraffin.A41:Paraffin.A41 Paraffin.F41:Paraffin.F57 Paraffin.A59:Paraffin.A59 Paraffin.F59:Paraffin.F75" chart:data-source-has-labels="row" svg:x="0.874cm" svg:y="1.111cm" svg:width="17.414cm" svg:height="10.452cm">
          <chartooo:coordinate-region svg:x="1.786cm" svg:y="1.31cm" svg:width="16.13cm" svg:height="9.6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affin.F41:Paraffin.F57" chart:label-cell-address="Paraffin.A41:Paraffin.A41" chart:class="chart:scatter">
            <chart:domain table:cell-range-address="Paraffin.B41:Paraffin.B57"/>
            <chart:data-point chart:repeated="17"/>
          </chart:series>
          <chart:series chart:style-name="ch8" chart:values-cell-range-address="Paraffin.F59:Paraffin.F75" chart:label-cell-address="Paraffin.A59:Paraffin.A59" chart:class="chart:scatter">
            <chart:domain table:cell-range-address="Paraffin.B59:Paraffin.B75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sim 1</text:p>
                <draw:g>
                  <svg:desc>Paraffin.A41:Paraffin.A4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pim 16</text:p>
                <draw:g>
                  <svg:desc>Paraffin.A59:Paraffin.A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Paraffin.B41:Paraffin.B57</svg:desc>
                </draw:g>
              </table:table-cell>
              <table:table-cell office:value-type="float" office:value="76.731839">
                <text:p>76.731839</text:p>
                <draw:g>
                  <svg:desc>Paraffin.F41:Paraffin.F57</svg:desc>
                </draw:g>
              </table:table-cell>
              <table:table-cell office:value-type="float" office:value="800">
                <text:p>800</text:p>
                <draw:g>
                  <svg:desc>Paraffin.B59:Paraffin.B75</svg:desc>
                </draw:g>
              </table:table-cell>
              <table:table-cell office:value-type="float" office:value="34.053986">
                <text:p>34.053986</text:p>
                <draw:g>
                  <svg:desc>Paraffin.F59:Paraffin.F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9.966346">
                <text:p>59.966346</text:p>
              </table:table-cell>
              <table:table-cell office:value-type="float" office:value="700">
                <text:p>700</text:p>
              </table:table-cell>
              <table:table-cell office:value-type="float" office:value="26.196378">
                <text:p>26.196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43.782597">
                <text:p>43.782597</text:p>
              </table:table-cell>
              <table:table-cell office:value-type="float" office:value="600">
                <text:p>600</text:p>
              </table:table-cell>
              <table:table-cell office:value-type="float" office:value="19.391411">
                <text:p>19.391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9.914005">
                <text:p>29.914005</text:p>
              </table:table-cell>
              <table:table-cell office:value-type="float" office:value="500">
                <text:p>500</text:p>
              </table:table-cell>
              <table:table-cell office:value-type="float" office:value="13.170872">
                <text:p>13.170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8.900287">
                <text:p>18.900287</text:p>
              </table:table-cell>
              <table:table-cell office:value-type="float" office:value="400">
                <text:p>400</text:p>
              </table:table-cell>
              <table:table-cell office:value-type="float" office:value="8.353396">
                <text:p>8.353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0.80345">
                <text:p>10.80345</text:p>
              </table:table-cell>
              <table:table-cell office:value-type="float" office:value="300">
                <text:p>300</text:p>
              </table:table-cell>
              <table:table-cell office:value-type="float" office:value="4.565293">
                <text:p>4.565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859083">
                <text:p>4.859083</text:p>
              </table:table-cell>
              <table:table-cell office:value-type="float" office:value="200">
                <text:p>200</text:p>
              </table:table-cell>
              <table:table-cell office:value-type="float" office:value="1.932617">
                <text:p>1.932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248952">
                <text:p>1.248952</text:p>
              </table:table-cell>
              <table:table-cell office:value-type="float" office:value="100">
                <text:p>100</text:p>
              </table:table-cell>
              <table:table-cell office:value-type="float" office:value="0.482937">
                <text:p>0.482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073558">
                <text:p>1.073558</text:p>
              </table:table-cell>
              <table:table-cell office:value-type="float" office:value="90">
                <text:p>90</text:p>
              </table:table-cell>
              <table:table-cell office:value-type="float" office:value="0.40497">
                <text:p>0.40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849163">
                <text:p>0.849163</text:p>
              </table:table-cell>
              <table:table-cell office:value-type="float" office:value="80">
                <text:p>80</text:p>
              </table:table-cell>
              <table:table-cell office:value-type="float" office:value="0.341746">
                <text:p>0.341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718831">
                <text:p>0.718831</text:p>
              </table:table-cell>
              <table:table-cell office:value-type="float" office:value="70">
                <text:p>70</text:p>
              </table:table-cell>
              <table:table-cell office:value-type="float" office:value="0.255743">
                <text:p>0.255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482549">
                <text:p>0.482549</text:p>
              </table:table-cell>
              <table:table-cell office:value-type="float" office:value="60">
                <text:p>60</text:p>
              </table:table-cell>
              <table:table-cell office:value-type="float" office:value="0.313692">
                <text:p>0.313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393201">
                <text:p>0.393201</text:p>
              </table:table-cell>
              <table:table-cell office:value-type="float" office:value="50">
                <text:p>50</text:p>
              </table:table-cell>
              <table:table-cell office:value-type="float" office:value="0.253956">
                <text:p>0.253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254878">
                <text:p>0.254878</text:p>
              </table:table-cell>
              <table:table-cell office:value-type="float" office:value="40">
                <text:p>40</text:p>
              </table:table-cell>
              <table:table-cell office:value-type="float" office:value="0.317686">
                <text:p>0.317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09945">
                <text:p>0.209945</text:p>
              </table:table-cell>
              <table:table-cell office:value-type="float" office:value="30">
                <text:p>30</text:p>
              </table:table-cell>
              <table:table-cell office:value-type="float" office:value="0.263841">
                <text:p>0.2638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39408">
                <text:p>0.139408</text:p>
              </table:table-cell>
              <table:table-cell office:value-type="float" office:value="20">
                <text:p>20</text:p>
              </table:table-cell>
              <table:table-cell office:value-type="float" office:value="0.247684">
                <text:p>0.2476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4691">
                <text:p>0.04691</text:p>
              </table:table-cell>
              <table:table-cell office:value-type="float" office:value="10">
                <text:p>10</text:p>
              </table:table-cell>
              <table:table-cell office:value-type="float" office:value="0.289016">
                <text:p>0.289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